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Ubuntu" svg:font-family="Ubuntu" style:font-family-generic="swiss"/>
    <style:font-face style:name="Courier New" svg:font-family="'Courier New'"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left="1in" fo:margin-right="0in" fo:text-indent="0in" style:auto-text-indent="false"/>
    </style:style>
    <style:style style:name="P3" style:family="paragraph" style:parent-style-name="Standard">
      <style:paragraph-properties fo:margin-left="0.5in" fo:margin-right="0in" fo:text-indent="0.5in" style:auto-text-indent="false"/>
    </style:style>
    <style:style style:name="P4" style:family="paragraph" style:parent-style-name="Text_20_body_20_indent">
      <style:paragraph-properties fo:margin-left="0in" fo:margin-right="0in" fo:margin-top="0in" fo:margin-bottom="0.0835in" style:contextual-spacing="false" fo:text-indent="0in" style:auto-text-indent="false"/>
    </style:style>
    <style:style style:name="P5" style:family="paragraph" style:parent-style-name="Standard">
      <style:text-properties fo:font-weight="bold" style:font-weight-asian="bold"/>
    </style:style>
    <style:style style:name="P6" style:family="paragraph" style:parent-style-name="Standard">
      <style:paragraph-properties fo:margin-left="0in" fo:margin-right="0in" fo:text-indent="0.5in" style:auto-text-indent="false"/>
    </style:style>
    <style:style style:name="P7" style:family="paragraph" style:parent-style-name="Standard">
      <style:paragraph-properties fo:margin-left="0.5in" fo:margin-right="0in" fo:text-indent="0.5in" style:auto-text-indent="false"/>
    </style:style>
    <style:style style:name="P8" style:family="paragraph" style:parent-style-name="Standard">
      <style:paragraph-properties fo:margin-left="1in" fo:margin-right="0in" fo:text-indent="0in" style:auto-text-indent="false"/>
    </style:style>
    <style:style style:name="P9" style:family="paragraph" style:parent-style-name="Standard" style:master-page-name="Standard">
      <style:paragraph-properties style:page-number="auto"/>
    </style:style>
    <style:style style:name="P10" style:family="paragraph" style:parent-style-name="List_20_Paragraph" style:list-style-name="WWNum1"/>
    <style:style style:name="P11" style:family="paragraph" style:parent-style-name="Text_20_body_20_indent">
      <style:paragraph-properties fo:margin-left="0in" fo:margin-right="0in" fo:margin-top="0in" fo:margin-bottom="0.0835in" style:contextual-spacing="false" fo:text-indent="0in" style:auto-text-indent="false"/>
    </style:style>
    <style:style style:name="T1" style:family="text">
      <style:text-properties fo:font-weight="bold" style:font-weight-asian="bold"/>
    </style:style>
    <style:style style:name="T2" style:family="text">
      <style:text-properties style:font-name="Calibri" fo:font-size="11pt" style:font-size-asian="11pt" style:font-size-complex="11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style:font-name="Calibri" fo:font-size="11pt" style:font-size-asian="11pt" style:font-size-complex="11pt"/>
    </style:style>
    <style:style style:name="T7" style:family="text">
      <style:text-properties style:font-name="Calibri" fo:font-size="11pt" fo:font-style="italic" style:font-size-asian="11pt" style:font-style-asian="italic" style:font-size-complex="11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tracked-changes>
        <text:changed-region xml:id="ct28993344" text:id="ct28993344">
          <text:deletion>
            <office:change-info>
              <dc:creator>Adela Wee</dc:creator>
              <dc:date>2014-02-20T23:48:00</dc:date>
            </office:change-info>
            <text:p text:style-name="Standard">Could focus on User-centered design of social robots</text:p>
            <text:p text:style-name="Standard">Novel interfaces and interaction modalities</text:p>
            <text:p text:style-name="Standard">Social, ethical, and aesthetic issues in HRI research</text:p>
            <text:p text:style-name="Standard">Applications of social robots in entertainment, service robotics, space travel, and others</text:p>
            <text:p text:style-name="Standard">Social intelligence for robots</text:p>
            <text:p text:style-name="Standard">Intelligence, motivation, and emotion in robots</text:p>
            <text:p text:style-name="Standard">Cooperation and collaboration in human-robot teams</text:p>
            <text:p text:style-name="Standard"/>
          </text:deletion>
        </text:changed-region>
        <text:changed-region xml:id="ct29356080" text:id="ct29356080">
          <text:insertion>
            <office:change-info>
              <dc:creator>Drew Bennett</dc:creator>
              <dc:date>2014-02-20T17:21:00</dc:date>
            </office:change-info>
          </text:insertion>
        </text:changed-region>
        <text:changed-region xml:id="ct29404608" text:id="ct29404608">
          <text:insertion>
            <office:change-info>
              <dc:creator>Adela Wee</dc:creator>
              <dc:date>2014-02-22T12:13:00</dc:date>
            </office:change-info>
          </text:insertion>
        </text:changed-region>
        <text:changed-region xml:id="ct29040576" text:id="ct29040576">
          <text:insertion>
            <office:change-info>
              <dc:creator>Adela Wee</dc:creator>
              <dc:date>2014-02-22T21:17:00</dc:date>
            </office:change-info>
          </text:insertion>
        </text:changed-region>
        <text:changed-region xml:id="ct29047936" text:id="ct29047936">
          <text:insertion>
            <office:change-info>
              <dc:creator>Adela Wee</dc:creator>
              <dc:date>2014-02-22T12:13:00</dc:date>
            </office:change-info>
          </text:insertion>
        </text:changed-region>
        <text:changed-region xml:id="ct29027104" text:id="ct29027104">
          <text:insertion>
            <office:change-info>
              <dc:creator>Adela Wee</dc:creator>
              <dc:date>2014-02-22T21:23:00</dc:date>
            </office:change-info>
          </text:insertion>
        </text:changed-region>
        <text:changed-region xml:id="ct29327824" text:id="ct29327824">
          <text:insertion>
            <office:change-info>
              <dc:creator>Adela Wee</dc:creator>
              <dc:date>2014-02-22T21:32:00</dc:date>
            </office:change-info>
          </text:insertion>
        </text:changed-region>
        <text:changed-region xml:id="ct29410624" text:id="ct29410624">
          <text:insertion>
            <office:change-info>
              <dc:creator>Adela Wee</dc:creator>
              <dc:date>2014-02-22T21:23:00</dc:date>
            </office:change-info>
          </text:insertion>
        </text:changed-region>
        <text:changed-region xml:id="ct29351024" text:id="ct29351024">
          <text:insertion>
            <office:change-info>
              <dc:creator>Adela Wee</dc:creator>
              <dc:date>2014-02-23T09:14:00</dc:date>
            </office:change-info>
          </text:insertion>
        </text:changed-region>
        <text:changed-region xml:id="ct29408976" text:id="ct29408976">
          <text:insertion>
            <office:change-info>
              <dc:creator>Adela Wee</dc:creator>
              <dc:date>2014-02-22T21:23:00</dc:date>
            </office:change-info>
          </text:insertion>
        </text:changed-region>
        <text:changed-region xml:id="ct29337984" text:id="ct29337984">
          <text:insertion>
            <office:change-info>
              <dc:creator>Adela Wee</dc:creator>
              <dc:date>2014-02-22T21:31:00</dc:date>
            </office:change-info>
          </text:insertion>
        </text:changed-region>
        <text:changed-region xml:id="ct29380912" text:id="ct29380912">
          <text:insertion>
            <office:change-info>
              <dc:creator>Adela Wee</dc:creator>
              <dc:date>2014-02-22T21:23:00</dc:date>
            </office:change-info>
          </text:insertion>
        </text:changed-region>
        <text:changed-region xml:id="ct29458528" text:id="ct29458528">
          <text:insertion>
            <office:change-info>
              <dc:creator>Adela Wee</dc:creator>
              <dc:date>2014-02-22T12:13:00</dc:date>
            </office:change-info>
          </text:insertion>
        </text:changed-region>
        <text:changed-region xml:id="ct29378640" text:id="ct29378640">
          <text:insertion>
            <office:change-info>
              <dc:creator>Adela Wee</dc:creator>
              <dc:date>2014-02-22T21:25:00</dc:date>
            </office:change-info>
          </text:insertion>
        </text:changed-region>
        <text:changed-region xml:id="ct29479248" text:id="ct29479248">
          <text:insertion>
            <office:change-info>
              <dc:creator>Adela Wee</dc:creator>
              <dc:date>2014-02-22T12:13:00</dc:date>
            </office:change-info>
          </text:insertion>
        </text:changed-region>
        <text:changed-region xml:id="ct29483008" text:id="ct29483008">
          <text:deletion>
            <office:change-info>
              <dc:creator>Adela Wee</dc:creator>
              <dc:date>2014-02-22T11:27:00</dc:date>
            </office:change-info>
            <text:p text:style-name="Standard"><text:s/>regardless of the current state of interaction with humans</text:p>
          </text:deletion>
          <text:insertion>
            <office:change-info office:chg-author="Andrew Bennett" office:chg-date-time="2014-02-22T10:06:00"/>
          </text:insertion>
        </text:changed-region>
        <text:changed-region xml:id="ct28774160" text:id="ct28774160">
          <text:deletion>
            <office:change-info>
              <dc:creator>Adela Wee</dc:creator>
              <dc:date>2014-02-22T21:38:00</dc:date>
            </office:change-info>
            <text:p text:style-name="Standard"><text:s/>by the operator and inability to </text:p>
          </text:deletion>
          <text:insertion>
            <office:change-info office:chg-author="Andrew Bennett" office:chg-date-time="2014-02-22T00:39:00"/>
          </text:insertion>
        </text:changed-region>
        <text:changed-region xml:id="ct29359712" text:id="ct29359712">
          <text:deletion>
            <office:change-info>
              <dc:creator>Adela Wee</dc:creator>
              <dc:date>2014-02-22T11:30:00</dc:date>
            </office:change-info>
            <text:p text:style-name="Standard">use intuitive communication </text:p>
          </text:deletion>
          <text:insertion>
            <office:change-info office:chg-author="Andrew Bennett" office:chg-date-time="2014-02-22T00:39:00"/>
          </text:insertion>
        </text:changed-region>
        <text:changed-region xml:id="ct29350816" text:id="ct29350816">
          <text:deletion>
            <office:change-info>
              <dc:creator>Adela Wee</dc:creator>
              <dc:date>2014-02-22T21:38:00</dc:date>
            </office:change-info>
            <text:p text:style-name="Standard">with the </text:p>
          </text:deletion>
          <text:insertion>
            <office:change-info office:chg-author="Andrew Bennett" office:chg-date-time="2014-02-22T00:39:00"/>
          </text:insertion>
        </text:changed-region>
        <text:changed-region xml:id="ct29448672" text:id="ct29448672">
          <text:deletion>
            <office:change-info>
              <dc:creator>Adela Wee</dc:creator>
              <dc:date>2014-02-22T21:38:00</dc:date>
            </office:change-info>
            <text:p text:style-name="Standard">human </text:p>
          </text:deletion>
          <text:insertion>
            <office:change-info office:chg-author="Andrew Bennett" office:chg-date-time="2014-02-22T00:40:00"/>
          </text:insertion>
        </text:changed-region>
        <text:changed-region xml:id="ct29522144" text:id="ct29522144">
          <text:deletion>
            <office:change-info>
              <dc:creator>Adela Wee</dc:creator>
              <dc:date>2014-02-22T21:38:00</dc:date>
            </office:change-info>
            <text:p text:style-name="Standard">partner in the field</text:p>
          </text:deletion>
          <text:insertion>
            <office:change-info office:chg-author="Andrew Bennett" office:chg-date-time="2014-02-22T00:39:00"/>
          </text:insertion>
        </text:changed-region>
        <text:changed-region xml:id="ct29511360" text:id="ct29511360">
          <text:deletion>
            <office:change-info>
              <dc:creator>Adela Wee</dc:creator>
              <dc:date>2014-02-22T12:13:00</dc:date>
            </office:change-info>
            <text:p text:style-name="Standard">, and generally loses a lot of information conveyed by body language. <text:s/></text:p>
          </text:deletion>
          <text:insertion>
            <office:change-info office:chg-author="Andrew Bennett" office:chg-date-time="2014-02-22T10:17:00"/>
          </text:insertion>
        </text:changed-region>
        <text:changed-region xml:id="ct29000848" text:id="ct29000848">
          <text:deletion>
            <office:change-info>
              <dc:creator>Adela Wee</dc:creator>
              <dc:date>2014-02-22T12:12:00</dc:date>
            </office:change-info>
            <text:p text:style-name="Standard">H</text:p>
          </text:deletion>
          <text:insertion>
            <office:change-info office:chg-author="Andrew Bennett" office:chg-date-time="2014-02-22T10:17:00"/>
          </text:insertion>
        </text:changed-region>
        <text:changed-region xml:id="ct29509504" text:id="ct29509504">
          <text:deletion>
            <office:change-info>
              <dc:creator>Adela Wee</dc:creator>
              <dc:date>2014-02-22T12:12:00</dc:date>
            </office:change-info>
            <text:p text:style-name="Standard">,</text:p>
          </text:deletion>
          <text:insertion>
            <office:change-info office:chg-author="Andrew Bennett" office:chg-date-time="2014-02-22T10:18:00"/>
          </text:insertion>
        </text:changed-region>
        <text:changed-region xml:id="ct29506640" text:id="ct29506640">
          <text:deletion>
            <office:change-info>
              <dc:creator>Adela Wee</dc:creator>
              <dc:date>2014-02-22T12:13:00</dc:date>
            </office:change-info>
            <text:p text:style-name="Standard">, aid in determining context</text:p>
          </text:deletion>
          <text:insertion>
            <office:change-info office:chg-author="Andrew Bennett" office:chg-date-time="2014-02-22T10:18:00"/>
          </text:insertion>
        </text:changed-region>
        <text:changed-region xml:id="ct29518736" text:id="ct29518736">
          <text:deletion>
            <office:change-info>
              <dc:creator>Adela Wee</dc:creator>
              <dc:date>2014-02-22T12:13:00</dc:date>
            </office:change-info>
            <text:p text:style-name="Standard"><text:s/>at least as well as</text:p>
          </text:deletion>
          <text:insertion>
            <office:change-info office:chg-author="Andrew Bennett" office:chg-date-time="2014-02-22T10:19:00"/>
          </text:insertion>
        </text:changed-region>
        <text:changed-region xml:id="ct28850096" text:id="ct28850096">
          <text:deletion>
            <office:change-info>
              <dc:creator>Adela Wee</dc:creator>
              <dc:date>2014-02-21T07:58:00</dc:date>
            </office:change-info>
            <text:p text:style-name="Standard">Daily interactions, nonverbal communication, humans work in teams, robots need to work in teams with humans in an intuitive way in order to make more effective partnerships</text:p>
          </text:deletion>
        </text:changed-region>
        <text:changed-region xml:id="ct29380656" text:id="ct29380656">
          <text:deletion>
            <office:change-info>
              <dc:creator>Adela Wee</dc:creator>
              <dc:date>2014-02-21T07:58:00</dc:date>
            </office:change-info>
            <text:p text:style-name="Standard">. Robots need to engage humans in order to interact with them and to know when a human is an</text:p>
          </text:deletion>
          <text:insertion>
            <office:change-info office:chg-author="Drew Bennett" office:chg-date-time="2014-02-20T17:22:00"/>
          </text:insertion>
        </text:changed-region>
        <text:changed-region xml:id="ct29519616" text:id="ct29519616">
          <text:deletion>
            <office:change-info>
              <dc:creator>Adela Wee</dc:creator>
              <dc:date>2014-02-20T23:49:00</dc:date>
            </office:change-info>
            <text:p text:style-name="Standard"><text:s/></text:p>
          </text:deletion>
          <text:insertion>
            <office:change-info office:chg-author="Drew Bennett" office:chg-date-time="2014-02-20T17:22:00"/>
          </text:insertion>
        </text:changed-region>
        <text:changed-region xml:id="ct29508592" text:id="ct29508592">
          <text:deletion>
            <office:change-info>
              <dc:creator>Adela Wee</dc:creator>
              <dc:date>2014-02-21T07:58:00</dc:date>
            </office:change-info>
            <text:p text:style-name="Standard">is not engaged in the interaction with the robot.</text:p>
          </text:deletion>
          <text:insertion>
            <office:change-info office:chg-author="Drew Bennett" office:chg-date-time="2014-02-20T17:22:00"/>
          </text:insertion>
        </text:changed-region>
        <text:changed-region xml:id="ct29425008" text:id="ct29425008">
          <text:deletion>
            <office:change-info>
              <dc:creator>Adela Wee</dc:creator>
              <dc:date>2014-02-21T07:59:00</dc:date>
            </office:change-info>
            <text:p text:style-name="Standard"/>
            <text:p text:style-name="Standard">I</text:p>
          </text:deletion>
        </text:changed-region>
        <text:changed-region xml:id="ct29458320" text:id="ct29458320">
          <text:deletion>
            <office:change-info>
              <dc:creator>Adela Wee</dc:creator>
              <dc:date>2014-02-22T12:13:00</dc:date>
            </office:change-info>
            <text:p text:style-name="Standard">n order to understand how robots should partner together we need to look at how to make control interfaces more intuitive</text:p>
          </text:deletion>
        </text:changed-region>
        <text:changed-region xml:id="ct29052256" text:id="ct29052256">
          <text:deletion>
            <office:change-info>
              <dc:creator>Adela Wee</dc:creator>
              <dc:date>2014-02-22T12:13:00</dc:date>
            </office:change-info>
            <text:p text:style-name="Standard">human-robot interactions more intuitive without putting the burden on the human</text:p>
          </text:deletion>
          <text:insertion>
            <office:change-info office:chg-author="Drew Bennett" office:chg-date-time="2014-02-20T17:22:00"/>
          </text:insertion>
        </text:changed-region>
        <text:changed-region xml:id="ct29371472" text:id="ct29371472">
          <text:deletion>
            <office:change-info>
              <dc:creator>Adela Wee</dc:creator>
              <dc:date>2014-02-20T23:49:00</dc:date>
            </office:change-info>
            <text:p text:style-name="Standard">.</text:p>
          </text:deletion>
          <text:insertion>
            <office:change-info office:chg-author="Drew Bennett" office:chg-date-time="2014-02-20T17:22:00"/>
          </text:insertion>
        </text:changed-region>
        <text:changed-region xml:id="ct29338384" text:id="ct29338384">
          <text:deletion>
            <office:change-info>
              <dc:creator>Adela Wee</dc:creator>
              <dc:date>2014-02-22T12:13:00</dc:date>
            </office:change-info>
            <text:p text:style-name="Standard"/>
            <text:p text:style-name="Standard"/>
          </text:deletion>
        </text:changed-region>
        <text:changed-region xml:id="ct29368992" text:id="ct29368992">
          <text:deletion>
            <office:change-info>
              <dc:creator>Andrew Bennett</dc:creator>
              <dc:date>2014-02-23T19:31:00</dc:date>
            </office:change-info>
            <text:p text:style-name="Standard">,</text:p>
          </text:deletion>
        </text:changed-region>
        <text:changed-region xml:id="ct29052512" text:id="ct29052512">
          <text:insertion>
            <office:change-info>
              <dc:creator>Andrew Bennett</dc:creator>
              <dc:date>2014-02-23T19:31:00</dc:date>
            </office:change-info>
          </text:insertion>
        </text:changed-region>
        <text:changed-region xml:id="ct29512240" text:id="ct29512240">
          <text:deletion>
            <office:change-info>
              <dc:creator>Drew Bennett</dc:creator>
              <dc:date>2014-02-20T17:23:00</dc:date>
            </office:change-info>
            <text:p text:style-name="Standard">whether or not another individual feels emotion</text:p>
          </text:deletion>
        </text:changed-region>
        <text:changed-region xml:id="ct29509936" text:id="ct29509936">
          <text:insertion>
            <office:change-info>
              <dc:creator>Drew Bennett</dc:creator>
              <dc:date>2014-02-20T17:23:00</dc:date>
            </office:change-info>
          </text:insertion>
        </text:changed-region>
        <text:changed-region xml:id="ct29370480" text:id="ct29370480">
          <text:deletion>
            <office:change-info>
              <dc:creator>Adela Wee</dc:creator>
              <dc:date>2014-02-22T12:37:00</dc:date>
            </office:change-info>
            <text:p text:style-name="Standard">the </text:p>
          </text:deletion>
          <text:insertion>
            <office:change-info office:chg-author="Drew Bennett" office:chg-date-time="2014-02-20T17:23:00"/>
          </text:insertion>
        </text:changed-region>
        <text:changed-region xml:id="ct29457600" text:id="ct29457600">
          <text:insertion>
            <office:change-info>
              <dc:creator>Drew Bennett</dc:creator>
              <dc:date>2014-02-20T17:23:00</dc:date>
            </office:change-info>
          </text:insertion>
        </text:changed-region>
        <text:changed-region xml:id="ct29491072" text:id="ct29491072">
          <text:insertion>
            <office:change-info>
              <dc:creator>Adela Wee</dc:creator>
              <dc:date>2014-02-22T12:37:00</dc:date>
            </office:change-info>
          </text:insertion>
        </text:changed-region>
        <text:changed-region xml:id="ct29521008" text:id="ct29521008">
          <text:insertion>
            <office:change-info>
              <dc:creator>Drew Bennett</dc:creator>
              <dc:date>2014-02-20T17:23:00</dc:date>
            </office:change-info>
          </text:insertion>
        </text:changed-region>
        <text:changed-region xml:id="ct29350096" text:id="ct29350096">
          <text:insertion>
            <office:change-info>
              <dc:creator>Drew Bennett</dc:creator>
              <dc:date>2014-02-20T17:24:00</dc:date>
            </office:change-info>
          </text:insertion>
        </text:changed-region>
        <text:changed-region xml:id="ct29334752" text:id="ct29334752">
          <text:deletion>
            <office:change-info>
              <dc:creator>Adela Wee</dc:creator>
              <dc:date>2014-02-21T07:51:00</dc:date>
            </office:change-info>
            <text:p text:style-name="Standard">combines an expressive mobile robot with </text:p>
          </text:deletion>
        </text:changed-region>
        <text:changed-region xml:id="ct29494160" text:id="ct29494160">
          <text:insertion>
            <office:change-info>
              <dc:creator>Adela Wee</dc:creator>
              <dc:date>2014-02-21T07:51:00</dc:date>
            </office:change-info>
          </text:insertion>
        </text:changed-region>
        <text:changed-region xml:id="ct29502656" text:id="ct29502656">
          <text:insertion>
            <office:change-info>
              <dc:creator>Adela Wee</dc:creator>
              <dc:date>2014-02-21T07:51:00</dc:date>
            </office:change-info>
          </text:insertion>
        </text:changed-region>
        <text:changed-region xml:id="ct29350448" text:id="ct29350448">
          <text:insertion>
            <office:change-info>
              <dc:creator>Adela Wee</dc:creator>
              <dc:date>2014-02-21T07:51:00</dc:date>
            </office:change-info>
          </text:insertion>
        </text:changed-region>
        <text:changed-region xml:id="ct29339008" text:id="ct29339008">
          <text:insertion>
            <office:change-info>
              <dc:creator>Adela Wee</dc:creator>
              <dc:date>2014-02-21T07:51:00</dc:date>
            </office:change-info>
          </text:insertion>
        </text:changed-region>
        <text:changed-region xml:id="ct29328016" text:id="ct29328016">
          <text:deletion>
            <office:change-info>
              <dc:creator>Adela Wee</dc:creator>
              <dc:date>2014-02-21T07:51:00</dc:date>
            </office:change-info>
            <text:p text:style-name="Standard"><text:s/>wi</text:p>
          </text:deletion>
        </text:changed-region>
        <text:changed-region xml:id="ct29507008" text:id="ct29507008">
          <text:deletion>
            <office:change-info>
              <dc:creator>Adela Wee</dc:creator>
              <dc:date>2014-02-21T07:52:00</dc:date>
            </office:change-info>
            <text:p text:style-name="Standard">th</text:p>
          </text:deletion>
        </text:changed-region>
        <text:changed-region xml:id="ct29496704" text:id="ct29496704">
          <text:insertion>
            <office:change-info>
              <dc:creator>Adela Wee</dc:creator>
              <dc:date>2014-02-21T08:01:00</dc:date>
            </office:change-info>
          </text:insertion>
        </text:changed-region>
        <text:changed-region xml:id="ct29481504" text:id="ct29481504">
          <text:deletion>
            <office:change-info>
              <dc:creator>Adela Wee</dc:creator>
              <dc:date>2014-02-21T08:01:00</dc:date>
            </office:change-info>
            <text:p text:style-name="Standard">.</text:p>
          </text:deletion>
        </text:changed-region>
        <text:changed-region xml:id="ct29499616" text:id="ct29499616">
          <text:deletion>
            <office:change-info>
              <dc:creator>Adela Wee</dc:creator>
              <dc:date>2014-02-21T08:01:00</dc:date>
            </office:change-info>
            <text:p text:style-name="Standard">Project combines an expressive mobile robot with Kinect perception technology to facilitate interaction with a lay audience.</text:p>
            <text:p text:style-name="Standard"/>
          </text:deletion>
        </text:changed-region>
        <text:changed-region xml:id="ct29356576" text:id="ct29356576">
          <text:deletion>
            <office:change-info>
              <dc:creator>Adela Wee</dc:creator>
              <dc:date>2014-02-21T08:02:00</dc:date>
            </office:change-info>
            <text:p text:style-name="Standard"/>
            <text:p text:style-name="Standard">Kinect data will be used to understand how humans interact with each other and with robots in order to better influence robot design, like interface or adding more expressivity </text:p>
            <text:p text:style-name="Standard"><text:span text:style-name="T1"/></text:p>
          </text:deletion>
        </text:changed-region>
        <text:changed-region xml:id="ct29408528" text:id="ct29408528">
          <text:insertion>
            <office:change-info>
              <dc:creator>Adela Wee</dc:creator>
              <dc:date>2014-02-21T08:02:00</dc:date>
            </office:change-info>
          </text:insertion>
        </text:changed-region>
        <text:changed-region xml:id="ct29499808" text:id="ct29499808">
          <text:deletion>
            <office:change-info>
              <dc:creator>Adela Wee</dc:creator>
              <dc:date>2014-02-21T12:38:00</dc:date>
            </office:change-info>
            <text:p text:style-name="Standard"/>
            <text:p text:style-name="P1"/>
          </text:deletion>
        </text:changed-region>
        <text:changed-region xml:id="ct29490224" text:id="ct29490224">
          <text:insertion>
            <office:change-info>
              <dc:creator>Adela Wee</dc:creator>
              <dc:date>2014-02-21T12:38:00</dc:date>
            </office:change-info>
          </text:insertion>
        </text:changed-region>
        <text:changed-region xml:id="ct29406944" text:id="ct29406944">
          <text:deletion>
            <office:change-info>
              <dc:creator>Adela Wee</dc:creator>
              <dc:date>2014-02-21T12:38:00</dc:date>
            </office:change-info>
            <text:p text:style-name="Standard">Goal: Analyze gestural data collected from volunteers in an effort to isolate common themes of nonverbal communication under specific circumstances</text:p>
          </text:deletion>
        </text:changed-region>
        <text:changed-region xml:id="ct28991584" text:id="ct28991584">
          <text:insertion>
            <office:change-info>
              <dc:creator>Adela Wee</dc:creator>
              <dc:date>2014-02-21T12:34:00</dc:date>
            </office:change-info>
          </text:insertion>
        </text:changed-region>
        <text:changed-region xml:id="ct29351552" text:id="ct29351552">
          <text:insertion>
            <office:change-info>
              <dc:creator>Adela Wee</dc:creator>
              <dc:date>2014-02-22T21:38:00</dc:date>
            </office:change-info>
          </text:insertion>
        </text:changed-region>
        <text:changed-region xml:id="ct29311616" text:id="ct29311616">
          <text:insertion>
            <office:change-info>
              <dc:creator>Adela Wee</dc:creator>
              <dc:date>2014-02-22T21:38:00</dc:date>
            </office:change-info>
          </text:insertion>
        </text:changed-region>
        <text:changed-region xml:id="ct29356304" text:id="ct29356304">
          <text:insertion>
            <office:change-info>
              <dc:creator>Adela Wee</dc:creator>
              <dc:date>2014-02-22T21:38:00</dc:date>
            </office:change-info>
          </text:insertion>
        </text:changed-region>
        <text:changed-region xml:id="ct26230144" text:id="ct26230144">
          <text:insertion>
            <office:change-info>
              <dc:creator>Adela Wee</dc:creator>
              <dc:date>2014-02-22T21:38:00</dc:date>
            </office:change-info>
          </text:insertion>
        </text:changed-region>
        <text:changed-region xml:id="ct29444192" text:id="ct29444192">
          <text:insertion>
            <office:change-info>
              <dc:creator>Adela Wee</dc:creator>
              <dc:date>2014-02-22T21:38:00</dc:date>
            </office:change-info>
          </text:insertion>
        </text:changed-region>
        <text:changed-region xml:id="ct29541088" text:id="ct29541088">
          <text:insertion>
            <office:change-info>
              <dc:creator>Adela Wee</dc:creator>
              <dc:date>2014-02-21T12:34:00</dc:date>
            </office:change-info>
          </text:insertion>
        </text:changed-region>
        <text:changed-region xml:id="ct29516912" text:id="ct29516912">
          <text:insertion>
            <office:change-info>
              <dc:creator>Adela Wee</dc:creator>
              <dc:date>2014-02-23T00:21:00</dc:date>
            </office:change-info>
          </text:insertion>
        </text:changed-region>
        <text:changed-region xml:id="ct29319840" text:id="ct29319840">
          <text:insertion>
            <office:change-info>
              <dc:creator>Adela Wee</dc:creator>
              <dc:date>2014-02-23T00:22:00</dc:date>
            </office:change-info>
          </text:insertion>
        </text:changed-region>
        <text:changed-region xml:id="ct29307392" text:id="ct29307392">
          <text:insertion>
            <office:change-info>
              <dc:creator>Adela Wee</dc:creator>
              <dc:date>2014-02-23T00:23:00</dc:date>
            </office:change-info>
          </text:insertion>
        </text:changed-region>
        <text:changed-region xml:id="ct29580256" text:id="ct29580256">
          <text:insertion>
            <office:change-info>
              <dc:creator>Adela Wee</dc:creator>
              <dc:date>2014-02-23T00:23:00</dc:date>
            </office:change-info>
          </text:insertion>
        </text:changed-region>
        <text:changed-region xml:id="ct29589856" text:id="ct29589856">
          <text:insertion>
            <office:change-info>
              <dc:creator>Adela Wee</dc:creator>
              <dc:date>2014-02-23T00:23:00</dc:date>
            </office:change-info>
          </text:insertion>
        </text:changed-region>
        <text:changed-region xml:id="ct29589600" text:id="ct29589600">
          <text:insertion>
            <office:change-info>
              <dc:creator>Adela Wee</dc:creator>
              <dc:date>2014-02-23T00:20:00</dc:date>
            </office:change-info>
          </text:insertion>
        </text:changed-region>
        <text:changed-region xml:id="ct29406624" text:id="ct29406624">
          <text:insertion>
            <office:change-info>
              <dc:creator>Adela Wee</dc:creator>
              <dc:date>2014-02-21T12:36:00</dc:date>
            </office:change-info>
          </text:insertion>
        </text:changed-region>
        <text:changed-region xml:id="ct29607952" text:id="ct29607952">
          <text:insertion>
            <office:change-info>
              <dc:creator>Andrew Bennett</dc:creator>
              <dc:date>2014-02-22T10:21:00</dc:date>
            </office:change-info>
          </text:insertion>
        </text:changed-region>
        <text:changed-region xml:id="ct29425968" text:id="ct29425968">
          <text:insertion>
            <office:change-info>
              <dc:creator>Adela Wee</dc:creator>
              <dc:date>2014-02-21T12:36:00</dc:date>
            </office:change-info>
          </text:insertion>
        </text:changed-region>
        <text:changed-region xml:id="ct29502176" text:id="ct29502176">
          <text:insertion>
            <office:change-info>
              <dc:creator>Adela Wee</dc:creator>
              <dc:date>2014-02-21T12:37:00</dc:date>
            </office:change-info>
          </text:insertion>
        </text:changed-region>
        <text:changed-region xml:id="ct29595984" text:id="ct29595984">
          <text:insertion>
            <office:change-info>
              <dc:creator>Adela Wee</dc:creator>
              <dc:date>2014-02-21T12:38:00</dc:date>
            </office:change-info>
          </text:insertion>
        </text:changed-region>
        <text:changed-region xml:id="ct29354688" text:id="ct29354688">
          <text:insertion>
            <office:change-info>
              <dc:creator>Adela Wee</dc:creator>
              <dc:date>2014-02-21T12:39:00</dc:date>
            </office:change-info>
          </text:insertion>
        </text:changed-region>
        <text:changed-region xml:id="ct29616208" text:id="ct29616208">
          <text:insertion>
            <office:change-info>
              <dc:creator>Adela Wee</dc:creator>
              <dc:date>2014-02-22T12:41:00</dc:date>
            </office:change-info>
          </text:insertion>
        </text:changed-region>
        <text:changed-region xml:id="ct29494416" text:id="ct29494416">
          <text:insertion>
            <office:change-info>
              <dc:creator>Adela Wee</dc:creator>
              <dc:date>2014-02-21T12:39:00</dc:date>
            </office:change-info>
          </text:insertion>
        </text:changed-region>
        <text:changed-region xml:id="ct29444464" text:id="ct29444464">
          <text:insertion>
            <office:change-info>
              <dc:creator>Adela Wee</dc:creator>
              <dc:date>2014-02-21T21:56:00</dc:date>
            </office:change-info>
          </text:insertion>
        </text:changed-region>
        <text:changed-region xml:id="ct29580464" text:id="ct29580464">
          <text:insertion>
            <office:change-info>
              <dc:creator>Adela Wee</dc:creator>
              <dc:date>2014-02-21T12:39:00</dc:date>
            </office:change-info>
          </text:insertion>
        </text:changed-region>
        <text:changed-region xml:id="ct29593312" text:id="ct29593312">
          <text:insertion>
            <office:change-info>
              <dc:creator>Adela Wee</dc:creator>
              <dc:date>2014-02-21T21:56:00</dc:date>
            </office:change-info>
          </text:insertion>
        </text:changed-region>
        <text:changed-region xml:id="ct29316144" text:id="ct29316144">
          <text:insertion>
            <office:change-info>
              <dc:creator>Adela Wee</dc:creator>
              <dc:date>2014-02-21T12:39:00</dc:date>
            </office:change-info>
          </text:insertion>
        </text:changed-region>
        <text:changed-region xml:id="ct29311392" text:id="ct29311392">
          <text:insertion>
            <office:change-info>
              <dc:creator>Adela Wee</dc:creator>
              <dc:date>2014-02-21T12:40:00</dc:date>
            </office:change-info>
          </text:insertion>
        </text:changed-region>
        <text:changed-region xml:id="ct29334160" text:id="ct29334160">
          <text:insertion>
            <office:change-info>
              <dc:creator>Adela Wee</dc:creator>
              <dc:date>2014-02-21T12:39:00</dc:date>
            </office:change-info>
          </text:insertion>
        </text:changed-region>
        <text:changed-region xml:id="ct29613088" text:id="ct29613088">
          <text:insertion>
            <office:change-info>
              <dc:creator>Adela Wee</dc:creator>
              <dc:date>2014-02-21T12:40:00</dc:date>
            </office:change-info>
          </text:insertion>
        </text:changed-region>
        <text:changed-region xml:id="ct29615536" text:id="ct29615536">
          <text:insertion>
            <office:change-info>
              <dc:creator>Adela Wee</dc:creator>
              <dc:date>2014-02-21T12:41:00</dc:date>
            </office:change-info>
          </text:insertion>
        </text:changed-region>
        <text:changed-region xml:id="ct29505840" text:id="ct29505840">
          <text:insertion>
            <office:change-info>
              <dc:creator>Adela Wee</dc:creator>
              <dc:date>2014-02-22T21:39:00</dc:date>
            </office:change-info>
          </text:insertion>
        </text:changed-region>
        <text:changed-region xml:id="ct29526896" text:id="ct29526896">
          <text:insertion>
            <office:change-info>
              <dc:creator>Adela Wee</dc:creator>
              <dc:date>2014-02-21T08:02:00</dc:date>
            </office:change-info>
          </text:insertion>
        </text:changed-region>
        <text:changed-region xml:id="ct29584752" text:id="ct29584752">
          <text:insertion>
            <office:change-info>
              <dc:creator>Adela Wee</dc:creator>
              <dc:date>2014-02-21T08:05:00</dc:date>
            </office:change-info>
          </text:insertion>
        </text:changed-region>
        <text:changed-region xml:id="ct29314080" text:id="ct29314080">
          <text:insertion>
            <office:change-info>
              <dc:creator>Adela Wee</dc:creator>
              <dc:date>2014-02-21T08:02:00</dc:date>
            </office:change-info>
          </text:insertion>
        </text:changed-region>
        <text:changed-region xml:id="ct29536608" text:id="ct29536608">
          <text:insertion>
            <office:change-info>
              <dc:creator>Adela Wee</dc:creator>
              <dc:date>2014-02-21T08:03:00</dc:date>
            </office:change-info>
          </text:insertion>
        </text:changed-region>
        <text:changed-region xml:id="ct29536400" text:id="ct29536400">
          <text:insertion>
            <office:change-info>
              <dc:creator>Adela Wee</dc:creator>
              <dc:date>2014-02-21T08:05:00</dc:date>
            </office:change-info>
          </text:insertion>
        </text:changed-region>
        <text:changed-region xml:id="ct29497040" text:id="ct29497040">
          <text:insertion>
            <office:change-info>
              <dc:creator>Adela Wee</dc:creator>
              <dc:date>2014-02-21T08:03:00</dc:date>
            </office:change-info>
          </text:insertion>
        </text:changed-region>
        <text:changed-region xml:id="ct29494944" text:id="ct29494944">
          <text:insertion>
            <office:change-info>
              <dc:creator>Adela Wee</dc:creator>
              <dc:date>2014-02-21T08:06:00</dc:date>
            </office:change-info>
          </text:insertion>
        </text:changed-region>
        <text:changed-region xml:id="ct29495136" text:id="ct29495136">
          <text:insertion>
            <office:change-info>
              <dc:creator>Adela Wee</dc:creator>
              <dc:date>2014-02-21T08:09:00</dc:date>
            </office:change-info>
          </text:insertion>
        </text:changed-region>
        <text:changed-region xml:id="ct29322896" text:id="ct29322896">
          <text:insertion>
            <office:change-info>
              <dc:creator>Adela Wee</dc:creator>
              <dc:date>2014-02-21T08:10:00</dc:date>
            </office:change-info>
          </text:insertion>
        </text:changed-region>
        <text:changed-region xml:id="ct29495488" text:id="ct29495488">
          <text:insertion>
            <office:change-info>
              <dc:creator>Adela Wee</dc:creator>
              <dc:date>2014-02-21T08:06:00</dc:date>
            </office:change-info>
          </text:insertion>
        </text:changed-region>
        <text:changed-region xml:id="ct29533840" text:id="ct29533840">
          <text:insertion>
            <office:change-info>
              <dc:creator>Adela Wee</dc:creator>
              <dc:date>2014-02-21T08:11:00</dc:date>
            </office:change-info>
          </text:insertion>
        </text:changed-region>
        <text:changed-region xml:id="ct29608256" text:id="ct29608256">
          <text:insertion>
            <office:change-info>
              <dc:creator>Adela Wee</dc:creator>
              <dc:date>2014-02-21T08:13:00</dc:date>
            </office:change-info>
          </text:insertion>
        </text:changed-region>
        <text:changed-region xml:id="ct29024640" text:id="ct29024640">
          <text:insertion>
            <office:change-info>
              <dc:creator>Adela Wee</dc:creator>
              <dc:date>2014-02-21T08:26:00</dc:date>
            </office:change-info>
          </text:insertion>
        </text:changed-region>
        <text:changed-region xml:id="ct29579936" text:id="ct29579936">
          <text:insertion>
            <office:change-info>
              <dc:creator>Adela Wee</dc:creator>
              <dc:date>2014-02-22T12:45:00</dc:date>
            </office:change-info>
          </text:insertion>
        </text:changed-region>
        <text:changed-region xml:id="ct29579552" text:id="ct29579552">
          <text:insertion>
            <office:change-info>
              <dc:creator>Adela Wee</dc:creator>
              <dc:date>2014-02-21T08:26:00</dc:date>
            </office:change-info>
          </text:insertion>
        </text:changed-region>
        <text:changed-region xml:id="ct29024832" text:id="ct29024832">
          <text:insertion>
            <office:change-info>
              <dc:creator>Adela Wee</dc:creator>
              <dc:date>2014-02-22T21:39:00</dc:date>
            </office:change-info>
          </text:insertion>
        </text:changed-region>
        <text:changed-region xml:id="ct29608448" text:id="ct29608448">
          <text:insertion>
            <office:change-info>
              <dc:creator>Adela Wee</dc:creator>
              <dc:date>2014-02-22T21:40:00</dc:date>
            </office:change-info>
          </text:insertion>
        </text:changed-region>
        <text:changed-region xml:id="ct29579744" text:id="ct29579744">
          <text:insertion>
            <office:change-info>
              <dc:creator>Adela Wee</dc:creator>
              <dc:date>2014-02-22T21:39:00</dc:date>
            </office:change-info>
          </text:insertion>
        </text:changed-region>
        <text:changed-region xml:id="ct29333536" text:id="ct29333536">
          <text:insertion>
            <office:change-info>
              <dc:creator>Adela Wee</dc:creator>
              <dc:date>2014-02-21T08:26:00</dc:date>
            </office:change-info>
          </text:insertion>
        </text:changed-region>
        <text:changed-region xml:id="ct29513808" text:id="ct29513808">
          <text:insertion>
            <office:change-info>
              <dc:creator>Adela Wee</dc:creator>
              <dc:date>2014-02-21T08:13:00</dc:date>
            </office:change-info>
          </text:insertion>
        </text:changed-region>
        <text:changed-region xml:id="ct29333728" text:id="ct29333728">
          <text:insertion>
            <office:change-info>
              <dc:creator>Adela Wee</dc:creator>
              <dc:date>2014-02-21T08:14:00</dc:date>
            </office:change-info>
          </text:insertion>
        </text:changed-region>
        <text:changed-region xml:id="ct29513536" text:id="ct29513536">
          <text:insertion>
            <office:change-info>
              <dc:creator>Adela Wee</dc:creator>
              <dc:date>2014-02-21T08:13:00</dc:date>
            </office:change-info>
          </text:insertion>
        </text:changed-region>
        <text:changed-region xml:id="ct29312336" text:id="ct29312336">
          <text:insertion>
            <office:change-info>
              <dc:creator>Adela Wee</dc:creator>
              <dc:date>2014-02-21T08:19:00</dc:date>
            </office:change-info>
          </text:insertion>
        </text:changed-region>
        <text:changed-region xml:id="ct29312656" text:id="ct29312656">
          <text:insertion>
            <office:change-info>
              <dc:creator>Adela Wee</dc:creator>
              <dc:date>2014-02-21T08:20:00</dc:date>
            </office:change-info>
          </text:insertion>
        </text:changed-region>
        <text:changed-region xml:id="ct29507424" text:id="ct29507424">
          <text:insertion>
            <office:change-info>
              <dc:creator>Adela Wee</dc:creator>
              <dc:date>2014-02-21T08:19:00</dc:date>
            </office:change-info>
          </text:insertion>
        </text:changed-region>
        <text:changed-region xml:id="ct29444944" text:id="ct29444944">
          <text:insertion>
            <office:change-info>
              <dc:creator>Adela Wee</dc:creator>
              <dc:date>2014-02-21T08:20:00</dc:date>
            </office:change-info>
          </text:insertion>
        </text:changed-region>
        <text:changed-region xml:id="ct29597904" text:id="ct29597904">
          <text:insertion>
            <office:change-info>
              <dc:creator>Adela Wee</dc:creator>
              <dc:date>2014-02-21T08:19:00</dc:date>
            </office:change-info>
          </text:insertion>
        </text:changed-region>
        <text:changed-region xml:id="ct29507664" text:id="ct29507664">
          <text:insertion>
            <office:change-info>
              <dc:creator>Adela Wee</dc:creator>
              <dc:date>2014-02-21T08:21:00</dc:date>
            </office:change-info>
          </text:insertion>
        </text:changed-region>
        <text:changed-region xml:id="ct29317216" text:id="ct29317216">
          <text:insertion>
            <office:change-info>
              <dc:creator>Adela Wee</dc:creator>
              <dc:date>2014-02-21T08:19:00</dc:date>
            </office:change-info>
          </text:insertion>
        </text:changed-region>
        <text:changed-region xml:id="ct28995072" text:id="ct28995072">
          <text:insertion>
            <office:change-info>
              <dc:creator>Adela Wee</dc:creator>
              <dc:date>2014-02-21T08:21:00</dc:date>
            </office:change-info>
          </text:insertion>
        </text:changed-region>
        <text:changed-region xml:id="ct29592000" text:id="ct29592000">
          <text:insertion>
            <office:change-info>
              <dc:creator>Adela Wee</dc:creator>
              <dc:date>2014-02-21T08:24:00</dc:date>
            </office:change-info>
          </text:insertion>
        </text:changed-region>
        <text:changed-region xml:id="ct29592256" text:id="ct29592256">
          <text:insertion>
            <office:change-info>
              <dc:creator>Adela Wee</dc:creator>
              <dc:date>2014-02-21T08:21:00</dc:date>
            </office:change-info>
          </text:insertion>
        </text:changed-region>
        <text:changed-region xml:id="ct29614064" text:id="ct29614064">
          <text:insertion>
            <office:change-info>
              <dc:creator>Adela Wee</dc:creator>
              <dc:date>2014-02-21T08:24:00</dc:date>
            </office:change-info>
          </text:insertion>
        </text:changed-region>
        <text:changed-region xml:id="ct29614320" text:id="ct29614320">
          <text:insertion>
            <office:change-info>
              <dc:creator>Adela Wee</dc:creator>
              <dc:date>2014-02-21T08:21:00</dc:date>
            </office:change-info>
          </text:insertion>
        </text:changed-region>
        <text:changed-region xml:id="ct29606400" text:id="ct29606400">
          <text:insertion>
            <office:change-info>
              <dc:creator>Adela Wee</dc:creator>
              <dc:date>2014-02-21T08:24:00</dc:date>
            </office:change-info>
          </text:insertion>
        </text:changed-region>
        <text:changed-region xml:id="ct29606656" text:id="ct29606656">
          <text:insertion>
            <office:change-info>
              <dc:creator>Adela Wee</dc:creator>
              <dc:date>2014-02-21T11:29:00</dc:date>
            </office:change-info>
          </text:insertion>
        </text:changed-region>
        <text:changed-region xml:id="ct29000160" text:id="ct29000160">
          <text:insertion>
            <office:change-info>
              <dc:creator>Adela Wee</dc:creator>
              <dc:date>2014-02-21T11:42:00</dc:date>
            </office:change-info>
          </text:insertion>
        </text:changed-region>
        <text:changed-region xml:id="ct29337456" text:id="ct29337456">
          <text:insertion>
            <office:change-info>
              <dc:creator>Adela Wee</dc:creator>
              <dc:date>2014-02-21T11:29:00</dc:date>
            </office:change-info>
          </text:insertion>
        </text:changed-region>
        <text:changed-region xml:id="ct29000576" text:id="ct29000576">
          <text:insertion>
            <office:change-info>
              <dc:creator>Adela Wee</dc:creator>
              <dc:date>2014-02-21T11:32:00</dc:date>
            </office:change-info>
          </text:insertion>
        </text:changed-region>
        <text:changed-region xml:id="ct29322528" text:id="ct29322528">
          <text:insertion>
            <office:change-info>
              <dc:creator>Adela Wee</dc:creator>
              <dc:date>2014-02-21T11:29:00</dc:date>
            </office:change-info>
          </text:insertion>
        </text:changed-region>
        <text:changed-region xml:id="ct29620016" text:id="ct29620016">
          <text:insertion>
            <office:change-info>
              <dc:creator>Adela Wee</dc:creator>
              <dc:date>2014-02-21T11:32:00</dc:date>
            </office:change-info>
          </text:insertion>
        </text:changed-region>
        <text:changed-region xml:id="ct29615744" text:id="ct29615744">
          <text:insertion>
            <office:change-info>
              <dc:creator>Adela Wee</dc:creator>
              <dc:date>2014-02-21T11:33:00</dc:date>
            </office:change-info>
          </text:insertion>
        </text:changed-region>
        <text:changed-region xml:id="ct29309792" text:id="ct29309792">
          <text:insertion>
            <office:change-info>
              <dc:creator>Adela Wee</dc:creator>
              <dc:date>2014-02-21T11:36:00</dc:date>
            </office:change-info>
          </text:insertion>
        </text:changed-region>
        <text:changed-region xml:id="ct29322208" text:id="ct29322208">
          <text:insertion>
            <office:change-info>
              <dc:creator>Adela Wee</dc:creator>
              <dc:date>2014-02-22T12:50:00</dc:date>
            </office:change-info>
          </text:insertion>
        </text:changed-region>
        <text:changed-region xml:id="ct29337648" text:id="ct29337648">
          <text:insertion>
            <office:change-info>
              <dc:creator>Adela Wee</dc:creator>
              <dc:date>2014-02-21T11:36:00</dc:date>
            </office:change-info>
          </text:insertion>
        </text:changed-region>
        <text:changed-region xml:id="ct29310048" text:id="ct29310048">
          <text:insertion>
            <office:change-info>
              <dc:creator>Adela Wee</dc:creator>
              <dc:date>2014-02-21T11:42:00</dc:date>
            </office:change-info>
          </text:insertion>
        </text:changed-region>
        <text:changed-region xml:id="ct29591296" text:id="ct29591296">
          <text:insertion>
            <office:change-info>
              <dc:creator>Adela Wee</dc:creator>
              <dc:date>2014-02-21T12:33:00</dc:date>
            </office:change-info>
          </text:insertion>
        </text:changed-region>
        <text:changed-region xml:id="ct29591088" text:id="ct29591088">
          <text:deletion>
            <office:change-info>
              <dc:creator>Adela Wee</dc:creator>
              <dc:date>2014-02-21T12:33:00</dc:date>
            </office:change-info>
            <text:p text:style-name="P2"/>
            <text:p text:style-name="P3"/>
          </text:deletion>
        </text:changed-region>
        <text:changed-region xml:id="ct29614784" text:id="ct29614784">
          <text:insertion>
            <office:change-info>
              <dc:creator>Adela Wee</dc:creator>
              <dc:date>2014-02-21T11:45:00</dc:date>
            </office:change-info>
          </text:insertion>
        </text:changed-region>
        <text:changed-region xml:id="ct29614976" text:id="ct29614976">
          <text:insertion>
            <office:change-info>
              <dc:creator>Adela Wee</dc:creator>
              <dc:date>2014-02-21T11:50:00</dc:date>
            </office:change-info>
          </text:insertion>
        </text:changed-region>
        <text:changed-region xml:id="ct29615168" text:id="ct29615168">
          <text:insertion>
            <office:change-info>
              <dc:creator>Adela Wee</dc:creator>
              <dc:date>2014-02-21T11:45:00</dc:date>
            </office:change-info>
          </text:insertion>
        </text:changed-region>
        <text:changed-region xml:id="ct29539456" text:id="ct29539456">
          <text:insertion>
            <office:change-info>
              <dc:creator>Adela Wee</dc:creator>
              <dc:date>2014-02-21T11:50:00</dc:date>
            </office:change-info>
          </text:insertion>
        </text:changed-region>
        <text:changed-region xml:id="ct29539648" text:id="ct29539648">
          <text:insertion>
            <office:change-info>
              <dc:creator>Adela Wee</dc:creator>
              <dc:date>2014-02-21T11:45:00</dc:date>
            </office:change-info>
          </text:insertion>
        </text:changed-region>
        <text:changed-region xml:id="ct29539840" text:id="ct29539840">
          <text:deletion>
            <office:change-info>
              <dc:creator>Adela Wee</dc:creator>
              <dc:date>2014-02-21T11:41:00</dc:date>
            </office:change-info>
            <text:p text:style-name="P3"><text:tab/></text:p>
          </text:deletion>
        </text:changed-region>
        <text:changed-region xml:id="ct29320096" text:id="ct29320096">
          <text:deletion>
            <office:change-info>
              <dc:creator>Adela Wee</dc:creator>
              <dc:date>2014-02-21T11:50:00</dc:date>
            </office:change-info>
            <text:p text:style-name="P3">Human-Human interaction</text:p>
          </text:deletion>
        </text:changed-region>
        <text:changed-region xml:id="ct29320416" text:id="ct29320416">
          <text:insertion>
            <office:change-info>
              <dc:creator>Adela Wee</dc:creator>
              <dc:date>2014-02-21T11:45:00</dc:date>
            </office:change-info>
          </text:insertion>
        </text:changed-region>
        <text:changed-region xml:id="ct29636768" text:id="ct29636768">
          <text:insertion>
            <office:change-info>
              <dc:creator>Adela Wee</dc:creator>
              <dc:date>2014-02-21T11:46:00</dc:date>
            </office:change-info>
          </text:insertion>
        </text:changed-region>
        <text:changed-region xml:id="ct29606128" text:id="ct29606128">
          <text:insertion>
            <office:change-info>
              <dc:creator>Adela Wee</dc:creator>
              <dc:date>2014-02-21T11:47:00</dc:date>
            </office:change-info>
          </text:insertion>
        </text:changed-region>
        <text:changed-region xml:id="ct29590896" text:id="ct29590896">
          <text:insertion>
            <office:change-info>
              <dc:creator>Andrew Bennett</dc:creator>
              <dc:date>2014-02-22T10:23:00</dc:date>
            </office:change-info>
          </text:insertion>
        </text:changed-region>
        <text:changed-region xml:id="ct29482384" text:id="ct29482384">
          <text:insertion>
            <office:change-info>
              <dc:creator>Adela Wee</dc:creator>
              <dc:date>2014-02-21T11:47:00</dc:date>
            </office:change-info>
          </text:insertion>
        </text:changed-region>
        <text:changed-region xml:id="ct29597680" text:id="ct29597680">
          <text:insertion>
            <office:change-info>
              <dc:creator>Adela Wee</dc:creator>
              <dc:date>2014-02-21T11:48:00</dc:date>
            </office:change-info>
          </text:insertion>
        </text:changed-region>
        <text:changed-region xml:id="ct29605504" text:id="ct29605504">
          <text:insertion>
            <office:change-info>
              <dc:creator>Adela Wee</dc:creator>
              <dc:date>2014-02-21T11:49:00</dc:date>
            </office:change-info>
          </text:insertion>
        </text:changed-region>
        <text:changed-region xml:id="ct29535824" text:id="ct29535824">
          <text:insertion>
            <office:change-info>
              <dc:creator>Adela Wee</dc:creator>
              <dc:date>2014-02-21T11:46:00</dc:date>
            </office:change-info>
          </text:insertion>
        </text:changed-region>
        <text:changed-region xml:id="ct29337264" text:id="ct29337264">
          <text:insertion>
            <office:change-info>
              <dc:creator>Adela Wee</dc:creator>
              <dc:date>2014-02-21T12:26:00</dc:date>
            </office:change-info>
          </text:insertion>
        </text:changed-region>
        <text:changed-region xml:id="ct29636960" text:id="ct29636960">
          <text:insertion>
            <office:change-info>
              <dc:creator>Adela Wee</dc:creator>
              <dc:date>2014-02-21T11:41:00</dc:date>
            </office:change-info>
          </text:insertion>
        </text:changed-region>
        <text:changed-region xml:id="ct29605888" text:id="ct29605888">
          <text:deletion>
            <office:change-info>
              <dc:creator>Adela Wee</dc:creator>
              <dc:date>2014-02-21T11:41:00</dc:date>
            </office:change-info>
            <text:p text:style-name="P2"><text:tab/><text:tab/></text:p>
          </text:deletion>
        </text:changed-region>
        <text:changed-region xml:id="ct29605696" text:id="ct29605696">
          <text:deletion>
            <office:change-info>
              <dc:creator>Adela Wee</dc:creator>
              <dc:date>2014-02-21T11:42:00</dc:date>
            </office:change-info>
            <text:p text:style-name="P2">H</text:p>
          </text:deletion>
        </text:changed-region>
        <text:changed-region xml:id="ct29535280" text:id="ct29535280">
          <text:insertion>
            <office:change-info>
              <dc:creator>Adela Wee</dc:creator>
              <dc:date>2014-02-21T11:42:00</dc:date>
            </office:change-info>
          </text:insertion>
        </text:changed-region>
        <text:changed-region xml:id="ct29578192" text:id="ct29578192">
          <text:format-change>
            <office:change-info>
              <dc:date>0000-00-00</dc:date>
            </office:change-info>
          </text:format-change>
        </text:changed-region>
        <text:changed-region xml:id="ct29578544" text:id="ct29578544">
          <text:insertion>
            <office:change-info>
              <dc:creator>Adela Wee</dc:creator>
              <dc:date>2014-02-21T11:42:00</dc:date>
            </office:change-info>
          </text:insertion>
        </text:changed-region>
        <text:changed-region xml:id="ct29524496" text:id="ct29524496">
          <text:insertion>
            <office:change-info>
              <dc:creator>Adela Wee</dc:creator>
              <dc:date>2014-02-21T11:43:00</dc:date>
            </office:change-info>
          </text:insertion>
        </text:changed-region>
        <text:changed-region xml:id="ct29579152" text:id="ct29579152">
          <text:insertion>
            <office:change-info>
              <dc:creator>Adela Wee</dc:creator>
              <dc:date>2014-02-21T11:44:00</dc:date>
            </office:change-info>
          </text:insertion>
        </text:changed-region>
        <text:changed-region xml:id="ct29577760" text:id="ct29577760">
          <text:insertion>
            <office:change-info>
              <dc:creator>Adela Wee</dc:creator>
              <dc:date>2014-02-21T11:45:00</dc:date>
            </office:change-info>
          </text:insertion>
        </text:changed-region>
        <text:changed-region xml:id="ct29524928" text:id="ct29524928">
          <text:insertion>
            <office:change-info>
              <dc:creator>Adela Wee</dc:creator>
              <dc:date>2014-02-21T12:26:00</dc:date>
            </office:change-info>
          </text:insertion>
        </text:changed-region>
        <text:changed-region xml:id="ct29578960" text:id="ct29578960">
          <text:insertion>
            <office:change-info>
              <dc:creator>Adela Wee</dc:creator>
              <dc:date>2014-02-21T12:28:00</dc:date>
            </office:change-info>
          </text:insertion>
        </text:changed-region>
        <text:changed-region xml:id="ct29625920" text:id="ct29625920">
          <text:insertion>
            <office:change-info>
              <dc:creator>Adela Wee</dc:creator>
              <dc:date>2014-02-22T20:35:00</dc:date>
            </office:change-info>
          </text:insertion>
        </text:changed-region>
        <text:changed-region xml:id="ct29577424" text:id="ct29577424">
          <text:insertion>
            <office:change-info>
              <dc:creator>Adela Wee</dc:creator>
              <dc:date>2014-02-21T12:28:00</dc:date>
            </office:change-info>
          </text:insertion>
        </text:changed-region>
        <text:changed-region xml:id="ct29611760" text:id="ct29611760">
          <text:insertion>
            <office:change-info>
              <dc:creator>Adela Wee</dc:creator>
              <dc:date>2014-02-22T20:36:00</dc:date>
            </office:change-info>
          </text:insertion>
        </text:changed-region>
        <text:changed-region xml:id="ct29612528" text:id="ct29612528">
          <text:insertion>
            <office:change-info>
              <dc:creator>Adela Wee</dc:creator>
              <dc:date>2014-02-21T12:28:00</dc:date>
            </office:change-info>
          </text:insertion>
        </text:changed-region>
        <text:changed-region xml:id="ct29630608" text:id="ct29630608">
          <text:deletion>
            <office:change-info>
              <dc:creator>Adela Wee</dc:creator>
              <dc:date>2014-02-21T11:44:00</dc:date>
            </office:change-info>
            <text:p text:style-name="P2">Human conveying emotional states</text:p>
            <text:p text:style-name="P2"/>
          </text:deletion>
        </text:changed-region>
        <text:changed-region xml:id="ct29631520" text:id="ct29631520">
          <text:deletion>
            <office:change-info>
              <dc:creator>Adela Wee</dc:creator>
              <dc:date>2014-02-21T11:45:00</dc:date>
            </office:change-info>
            <text:p text:style-name="P2"><text:tab/></text:p>
          </text:deletion>
        </text:changed-region>
        <text:changed-region xml:id="ct29631872" text:id="ct29631872">
          <text:deletion>
            <office:change-info>
              <dc:creator>Adela Wee</dc:creator>
              <dc:date>2014-02-21T11:45:00</dc:date>
            </office:change-info>
            <text:p text:style-name="P2">Current State-of-the-art in </text:p>
          </text:deletion>
          <text:insertion>
            <office:change-info office:chg-author="Drew Bennett" office:chg-date-time="2014-02-20T17:26:00"/>
          </text:insertion>
        </text:changed-region>
        <text:changed-region xml:id="ct29637968" text:id="ct29637968">
          <text:deletion>
            <office:change-info>
              <dc:creator>Adela Wee</dc:creator>
              <dc:date>2014-02-21T11:45:00</dc:date>
            </office:change-info>
            <text:p text:style-name="P2"><text:span text:style-name="T1">Human-Robot Teaming</text:span></text:p>
          </text:deletion>
        </text:changed-region>
        <text:changed-region xml:id="ct29638416" text:id="ct29638416">
          <text:deletion>
            <office:change-info>
              <dc:creator>Adela Wee</dc:creator>
              <dc:date>2014-02-21T12:51:00</dc:date>
            </office:change-info>
            <text:p text:style-name="P2"><text:span text:style-name="T1"><text:tab/></text:span></text:p>
          </text:deletion>
        </text:changed-region>
        <text:changed-region xml:id="ct29639264" text:id="ct29639264">
          <text:deletion>
            <office:change-info>
              <dc:creator>Adela Wee</dc:creator>
              <dc:date>2014-02-21T12:42:00</dc:date>
            </office:change-info>
            <text:p text:style-name="P2">Many current systems for human-robot coordination rely on explicit commands between the human and the robot or no a central agent, which is not very effective.</text:p>
            <text:p text:style-name="P2"><text:span text:style-name="T1"><text:tab/></text:span></text:p>
          </text:deletion>
        </text:changed-region>
        <text:changed-region xml:id="ct29638752" text:id="ct29638752">
          <text:deletion>
            <office:change-info>
              <dc:creator>Adela Wee</dc:creator>
              <dc:date>2014-02-21T11:45:00</dc:date>
            </office:change-info>
            <text:p text:style-name="P2"><text:span text:style-name="T1"><text:tab/></text:span>Implicit cues are used to specify commands that can be executed at the receiver’s description (Shah 2010)</text:p>
          </text:deletion>
        </text:changed-region>
        <text:changed-region xml:id="ct29639456" text:id="ct29639456">
          <text:deletion>
            <office:change-info>
              <dc:creator>Adela Wee</dc:creator>
              <dc:date>2014-02-21T12:42:00</dc:date>
            </office:change-info>
            <text:p text:style-name="P2"/>
            <text:p text:style-name="P2"><text:tab/><text:tab/>Explicit cues are usually used to specify more immediate commands (Shah 2010)</text:p>
            <text:p text:style-name="P2"><text:tab/><text:tab/>Implicit communication, including nonverbal cues, support efficient and robust teamwork (Shah 2010)</text:p>
            <text:p text:style-name="P2"/>
          </text:deletion>
        </text:changed-region>
        <text:changed-region xml:id="ct29630416" text:id="ct29630416">
          <text:deletion>
            <office:change-info>
              <dc:creator>Adela Wee</dc:creator>
              <dc:date>2014-02-21T12:51:00</dc:date>
            </office:change-info>
            <text:p text:style-name="P2"/>
            <text:p text:style-name="Standard"><text:tab/><text:tab/>Enabling robots to express intent in such a way that they are trusted by humans (Lee 2013)</text:p>
            <text:p text:style-name="Standard"><text:span text:style-name="T1"/></text:p>
          </text:deletion>
        </text:changed-region>
        <text:changed-region xml:id="ct29644224" text:id="ct29644224">
          <text:insertion>
            <office:change-info>
              <dc:creator>Adela Wee</dc:creator>
              <dc:date>2014-02-21T12:43:00</dc:date>
            </office:change-info>
          </text:insertion>
        </text:changed-region>
        <text:changed-region xml:id="ct29640592" text:id="ct29640592">
          <text:format-change>
            <office:change-info>
              <dc:date>0000-00-00</dc:date>
            </office:change-info>
          </text:format-change>
        </text:changed-region>
        <text:changed-region xml:id="ct29631216" text:id="ct29631216">
          <text:insertion>
            <office:change-info>
              <dc:creator>Adela Wee</dc:creator>
              <dc:date>2014-02-22T20:37:00</dc:date>
            </office:change-info>
          </text:insertion>
        </text:changed-region>
        <text:changed-region xml:id="ct29651824" text:id="ct29651824">
          <text:insertion>
            <office:change-info>
              <dc:creator>Adela Wee</dc:creator>
              <dc:date>2014-02-21T12:43:00</dc:date>
            </office:change-info>
          </text:insertion>
        </text:changed-region>
        <text:changed-region xml:id="ct29648032" text:id="ct29648032">
          <text:insertion>
            <office:change-info>
              <dc:creator>Andrew Bennett</dc:creator>
              <dc:date>2014-02-22T10:25:00</dc:date>
            </office:change-info>
          </text:insertion>
        </text:changed-region>
        <text:changed-region xml:id="ct29649248" text:id="ct29649248">
          <text:deletion>
            <office:change-info>
              <dc:creator>Andrew Bennett</dc:creator>
              <dc:date>2014-02-22T10:25:00</dc:date>
            </office:change-info>
            <text:p text:style-name="P4"><text:span text:style-name="T2">W</text:span></text:p>
          </text:deletion>
          <text:insertion>
            <office:change-info office:chg-author="Adela Wee" office:chg-date-time="2014-02-21T12:43:00"/>
          </text:insertion>
        </text:changed-region>
        <text:changed-region xml:id="ct29640784" text:id="ct29640784">
          <text:format-change>
            <office:change-info>
              <dc:date>0000-00-00</dc:date>
            </office:change-info>
          </text:format-change>
        </text:changed-region>
        <text:changed-region xml:id="ct29640288" text:id="ct29640288">
          <text:insertion>
            <office:change-info>
              <dc:creator>Adela Wee</dc:creator>
              <dc:date>2014-02-21T12:43:00</dc:date>
            </office:change-info>
          </text:insertion>
        </text:changed-region>
        <text:changed-region xml:id="ct29645088" text:id="ct29645088">
          <text:insertion>
            <office:change-info>
              <dc:creator>Andrew Bennett</dc:creator>
              <dc:date>2014-02-22T10:25:00</dc:date>
            </office:change-info>
          </text:insertion>
        </text:changed-region>
        <text:changed-region xml:id="ct29652624" text:id="ct29652624">
          <text:deletion>
            <office:change-info>
              <dc:creator>Adela Wee</dc:creator>
              <dc:date>2014-02-22T20:38:00</dc:date>
            </office:change-info>
            <text:p text:style-name="Standard">r</text:p>
          </text:deletion>
          <text:insertion>
            <office:change-info office:chg-author="Andrew Bennett" office:chg-date-time="2014-02-22T10:25:00"/>
          </text:insertion>
        </text:changed-region>
        <text:changed-region xml:id="ct29652816" text:id="ct29652816">
          <text:insertion>
            <office:change-info>
              <dc:creator>Andrew Bennett</dc:creator>
              <dc:date>2014-02-22T10:25:00</dc:date>
            </office:change-info>
          </text:insertion>
        </text:changed-region>
        <text:changed-region xml:id="ct29653008" text:id="ct29653008">
          <text:insertion>
            <office:change-info>
              <dc:creator>Adela Wee</dc:creator>
              <dc:date>2014-02-21T12:43:00</dc:date>
            </office:change-info>
          </text:insertion>
        </text:changed-region>
        <text:changed-region xml:id="ct29659040" text:id="ct29659040">
          <text:deletion>
            <office:change-info>
              <dc:creator>Andrew Bennett</dc:creator>
              <dc:date>2014-02-22T10:25:00</dc:date>
            </office:change-info>
            <text:p text:style-name="Standard">ed</text:p>
          </text:deletion>
          <text:insertion>
            <office:change-info office:chg-author="Adela Wee" office:chg-date-time="2014-02-21T12:43:00"/>
          </text:insertion>
        </text:changed-region>
        <text:changed-region xml:id="ct29644784" text:id="ct29644784">
          <text:insertion>
            <office:change-info>
              <dc:creator>Adela Wee</dc:creator>
              <dc:date>2014-02-21T12:43:00</dc:date>
            </office:change-info>
          </text:insertion>
        </text:changed-region>
        <text:changed-region xml:id="ct29644576" text:id="ct29644576">
          <text:insertion>
            <office:change-info>
              <dc:creator>Adela Wee</dc:creator>
              <dc:date>2014-02-21T12:51:00</dc:date>
            </office:change-info>
          </text:insertion>
        </text:changed-region>
        <text:changed-region xml:id="ct29651616" text:id="ct29651616">
          <text:insertion>
            <office:change-info>
              <dc:creator>Adela Wee</dc:creator>
              <dc:date>2014-02-22T22:01:00</dc:date>
            </office:change-info>
          </text:insertion>
        </text:changed-region>
        <text:changed-region xml:id="ct29650320" text:id="ct29650320">
          <text:insertion>
            <office:change-info>
              <dc:creator>Adela Wee</dc:creator>
              <dc:date>2014-02-22T22:02:00</dc:date>
            </office:change-info>
          </text:insertion>
        </text:changed-region>
        <text:changed-region xml:id="ct29653472" text:id="ct29653472">
          <text:insertion>
            <office:change-info>
              <dc:creator>Adela Wee</dc:creator>
              <dc:date>2014-02-22T22:03:00</dc:date>
            </office:change-info>
          </text:insertion>
        </text:changed-region>
        <text:changed-region xml:id="ct29653664" text:id="ct29653664">
          <text:insertion>
            <office:change-info>
              <dc:creator>Adela Wee</dc:creator>
              <dc:date>2014-02-22T22:02:00</dc:date>
            </office:change-info>
          </text:insertion>
        </text:changed-region>
        <text:changed-region xml:id="ct29650512" text:id="ct29650512">
          <text:insertion>
            <office:change-info>
              <dc:creator>Adela Wee</dc:creator>
              <dc:date>2014-02-22T22:04:00</dc:date>
            </office:change-info>
          </text:insertion>
        </text:changed-region>
        <text:changed-region xml:id="ct29652016" text:id="ct29652016">
          <text:insertion>
            <office:change-info>
              <dc:creator>Adela Wee</dc:creator>
              <dc:date>2014-02-22T22:02:00</dc:date>
            </office:change-info>
          </text:insertion>
        </text:changed-region>
        <text:changed-region xml:id="ct29652208" text:id="ct29652208">
          <text:insertion>
            <office:change-info>
              <dc:creator>Adela Wee</dc:creator>
              <dc:date>2014-02-22T22:04:00</dc:date>
            </office:change-info>
          </text:insertion>
        </text:changed-region>
        <text:changed-region xml:id="ct29654912" text:id="ct29654912">
          <text:insertion>
            <office:change-info>
              <dc:creator>Adela Wee</dc:creator>
              <dc:date>2014-02-22T22:02:00</dc:date>
            </office:change-info>
          </text:insertion>
        </text:changed-region>
        <text:changed-region xml:id="ct29655824" text:id="ct29655824">
          <text:insertion>
            <office:change-info>
              <dc:creator>Adela Wee</dc:creator>
              <dc:date>2014-02-22T22:03:00</dc:date>
            </office:change-info>
          </text:insertion>
        </text:changed-region>
        <text:changed-region xml:id="ct29663488" text:id="ct29663488">
          <text:insertion>
            <office:change-info>
              <dc:creator>Adela Wee</dc:creator>
              <dc:date>2014-02-22T22:01:00</dc:date>
            </office:change-info>
          </text:insertion>
        </text:changed-region>
        <text:changed-region xml:id="ct29662592" text:id="ct29662592">
          <text:insertion>
            <office:change-info>
              <dc:creator>Adela Wee</dc:creator>
              <dc:date>2014-02-22T22:05:00</dc:date>
            </office:change-info>
          </text:insertion>
        </text:changed-region>
        <text:changed-region xml:id="ct29662784" text:id="ct29662784">
          <text:insertion>
            <office:change-info>
              <dc:creator>Adela Wee</dc:creator>
              <dc:date>2014-02-22T22:08:00</dc:date>
            </office:change-info>
          </text:insertion>
        </text:changed-region>
        <text:changed-region xml:id="ct29662336" text:id="ct29662336">
          <text:insertion>
            <office:change-info>
              <dc:creator>Adela Wee</dc:creator>
              <dc:date>2014-02-22T22:01:00</dc:date>
            </office:change-info>
          </text:insertion>
        </text:changed-region>
        <text:changed-region xml:id="ct29662976" text:id="ct29662976">
          <text:insertion>
            <office:change-info>
              <dc:creator>Adela Wee</dc:creator>
              <dc:date>2014-02-22T22:08:00</dc:date>
            </office:change-info>
          </text:insertion>
        </text:changed-region>
        <text:changed-region xml:id="ct29662000" text:id="ct29662000">
          <text:insertion>
            <office:change-info>
              <dc:creator>Adela Wee</dc:creator>
              <dc:date>2014-02-22T22:09:00</dc:date>
            </office:change-info>
          </text:insertion>
        </text:changed-region>
        <text:changed-region xml:id="ct29654208" text:id="ct29654208">
          <text:insertion>
            <office:change-info>
              <dc:creator>Adela Wee</dc:creator>
              <dc:date>2014-02-22T22:08:00</dc:date>
            </office:change-info>
          </text:insertion>
        </text:changed-region>
        <text:changed-region xml:id="ct29482128" text:id="ct29482128">
          <text:insertion>
            <office:change-info>
              <dc:creator>Adela Wee</dc:creator>
              <dc:date>2014-02-22T22:10:00</dc:date>
            </office:change-info>
          </text:insertion>
        </text:changed-region>
        <text:changed-region xml:id="ct29641808" text:id="ct29641808">
          <text:insertion>
            <office:change-info>
              <dc:creator>Adela Wee</dc:creator>
              <dc:date>2014-02-22T22:01:00</dc:date>
            </office:change-info>
          </text:insertion>
        </text:changed-region>
        <text:changed-region xml:id="ct29653200" text:id="ct29653200">
          <text:insertion>
            <office:change-info>
              <dc:creator>Adela Wee</dc:creator>
              <dc:date>2014-02-22T22:10:00</dc:date>
            </office:change-info>
          </text:insertion>
        </text:changed-region>
        <text:changed-region xml:id="ct29654576" text:id="ct29654576">
          <text:deletion>
            <office:change-info>
              <dc:creator>Adela Wee</dc:creator>
              <dc:date>2014-02-21T12:43:00</dc:date>
            </office:change-info>
            <text:p text:style-name="Standard">Kinect allows for 3d perception of the world, relatively low cost and small</text:p>
          </text:deletion>
        </text:changed-region>
        <text:changed-region xml:id="ct29655296" text:id="ct29655296">
          <text:deletion>
            <office:change-info>
              <dc:creator>Adela Wee</dc:creator>
              <dc:date>2014-02-21T12:52:00</dc:date>
            </office:change-info>
            <text:p text:style-name="Standard"/>
            <text:p text:style-name="Standard"/>
          </text:deletion>
        </text:changed-region>
        <text:changed-region xml:id="ct29650032" text:id="ct29650032">
          <text:deletion>
            <office:change-info>
              <dc:creator>Adela Wee</dc:creator>
              <dc:date>2014-02-22T11:41:00</dc:date>
            </office:change-info>
            <text:p text:style-name="Standard"><text:tab/><text:tab/>Smaller and more powerful processors</text:p>
          </text:deletion>
        </text:changed-region>
        <text:changed-region xml:id="ct29655488" text:id="ct29655488">
          <text:deletion>
            <office:change-info>
              <dc:creator>Adela Wee</dc:creator>
              <dc:date>2014-02-22T21:41:00</dc:date>
            </office:change-info>
            <text:p text:style-name="Standard"/>
            <text:p text:style-name="Standard"/>
            <text:p text:style-name="Standard"/>
            <text:p text:style-name="Standard"/>
          </text:deletion>
        </text:changed-region>
        <text:changed-region xml:id="ct29666944" text:id="ct29666944">
          <text:insertion>
            <office:change-info>
              <dc:creator>Adela Wee</dc:creator>
              <dc:date>2014-02-23T00:14:00</dc:date>
            </office:change-info>
          </text:insertion>
        </text:changed-region>
        <text:changed-region xml:id="ct29667136" text:id="ct29667136">
          <text:insertion>
            <office:change-info>
              <dc:creator>Adela Wee</dc:creator>
              <dc:date>2014-02-22T21:49:00</dc:date>
            </office:change-info>
          </text:insertion>
        </text:changed-region>
        <text:changed-region xml:id="ct29667328" text:id="ct29667328">
          <text:insertion>
            <office:change-info>
              <dc:creator>Adela Wee</dc:creator>
              <dc:date>2014-02-22T21:50:00</dc:date>
            </office:change-info>
          </text:insertion>
        </text:changed-region>
        <text:changed-region xml:id="ct29667760" text:id="ct29667760">
          <text:insertion>
            <office:change-info>
              <dc:creator>Adela Wee</dc:creator>
              <dc:date>2014-02-23T09:12:00</dc:date>
            </office:change-info>
          </text:insertion>
        </text:changed-region>
        <text:changed-region xml:id="ct29667952" text:id="ct29667952">
          <text:insertion>
            <office:change-info>
              <dc:creator>Adela Wee</dc:creator>
              <dc:date>2014-02-22T21:50:00</dc:date>
            </office:change-info>
          </text:insertion>
        </text:changed-region>
        <text:changed-region xml:id="ct29668208" text:id="ct29668208">
          <text:insertion>
            <office:change-info>
              <dc:creator>Adela Wee</dc:creator>
              <dc:date>2014-02-23T09:13:00</dc:date>
            </office:change-info>
          </text:insertion>
        </text:changed-region>
        <text:changed-region xml:id="ct29668784" text:id="ct29668784">
          <text:insertion>
            <office:change-info>
              <dc:creator>Adela Wee</dc:creator>
              <dc:date>2014-02-22T21:50:00</dc:date>
            </office:change-info>
          </text:insertion>
        </text:changed-region>
        <text:changed-region xml:id="ct29668400" text:id="ct29668400">
          <text:insertion>
            <office:change-info>
              <dc:creator>Adela Wee</dc:creator>
              <dc:date>2014-02-23T09:13:00</dc:date>
            </office:change-info>
          </text:insertion>
        </text:changed-region>
        <text:changed-region xml:id="ct29670144" text:id="ct29670144">
          <text:insertion>
            <office:change-info>
              <dc:creator>Adela Wee</dc:creator>
              <dc:date>2014-02-22T21:50:00</dc:date>
            </office:change-info>
          </text:insertion>
        </text:changed-region>
        <text:changed-region xml:id="ct29669360" text:id="ct29669360">
          <text:deletion>
            <office:change-info>
              <dc:creator>Adela Wee</dc:creator>
              <dc:date>2014-02-22T21:50:00</dc:date>
            </office:change-info>
            <text:p text:style-name="Standard"><text:span text:style-name="T1"/></text:p>
            <text:p text:style-name="Standard"/>
          </text:deletion>
        </text:changed-region>
        <text:changed-region xml:id="ct29672128" text:id="ct29672128">
          <text:deletion>
            <office:change-info>
              <dc:creator>Adela Wee</dc:creator>
              <dc:date>2014-02-22T21:50:00</dc:date>
            </office:change-info>
            <text:p text:style-name="Standard"><text:tab/></text:p>
          </text:deletion>
          <text:insertion>
            <office:change-info office:chg-author="Drew Bennett" office:chg-date-time="2014-02-20T17:27:00"/>
          </text:insertion>
        </text:changed-region>
        <text:changed-region xml:id="ct29669552" text:id="ct29669552">
          <text:insertion>
            <office:change-info>
              <dc:creator>Drew Bennett</dc:creator>
              <dc:date>2014-02-20T17:27:00</dc:date>
            </office:change-info>
          </text:insertion>
        </text:changed-region>
        <text:changed-region xml:id="ct29674016" text:id="ct29674016">
          <text:deletion>
            <office:change-info>
              <dc:creator>Adela Wee</dc:creator>
              <dc:date>2014-02-22T21:50:00</dc:date>
            </office:change-info>
            <text:p text:style-name="Standard"><text:s text:c="2"/>To do this, we need to understand what humans do to attract another human’s attention and then convey the message. <text:s/>The first step is therefore data collection</text:p>
          </text:deletion>
          <text:insertion>
            <office:change-info office:chg-author="Drew Bennett" office:chg-date-time="2014-02-20T17:28:00"/>
          </text:insertion>
        </text:changed-region>
        <text:changed-region xml:id="ct29674208" text:id="ct29674208">
          <text:deletion>
            <office:change-info>
              <dc:creator>Adela Wee</dc:creator>
              <dc:date>2014-02-22T21:50:00</dc:date>
            </office:change-info>
            <text:p text:style-name="Standard">, which will</text:p>
          </text:deletion>
          <text:insertion>
            <office:change-info office:chg-author="Andrew Bennett" office:chg-date-time="2014-02-22T10:26:00"/>
          </text:insertion>
        </text:changed-region>
        <text:changed-region xml:id="ct29672880" text:id="ct29672880">
          <text:deletion>
            <office:change-info>
              <dc:creator>Adela Wee</dc:creator>
              <dc:date>2014-02-22T21:50:00</dc:date>
            </office:change-info>
            <text:p text:style-name="Standard"><text:s/>to allow us to analyze</text:p>
          </text:deletion>
          <text:insertion>
            <office:change-info office:chg-author="Drew Bennett" office:chg-date-time="2014-02-20T17:28:00"/>
          </text:insertion>
        </text:changed-region>
        <text:changed-region xml:id="ct29674720" text:id="ct29674720">
          <text:deletion>
            <office:change-info>
              <dc:creator>Adela Wee</dc:creator>
              <dc:date>2014-02-22T21:50:00</dc:date>
            </office:change-info>
            <text:p text:style-name="Standard"><text:s/>that information</text:p>
          </text:deletion>
          <text:insertion>
            <office:change-info office:chg-author="Andrew Bennett" office:chg-date-time="2014-02-22T10:26:00"/>
          </text:insertion>
        </text:changed-region>
        <text:changed-region xml:id="ct29674912" text:id="ct29674912">
          <text:deletion>
            <office:change-info>
              <dc:creator>Adela Wee</dc:creator>
              <dc:date>2014-02-22T21:50:00</dc:date>
            </office:change-info>
            <text:p text:style-name="Standard"><text:s/>for</text:p>
          </text:deletion>
          <text:insertion>
            <office:change-info office:chg-author="Drew Bennett" office:chg-date-time="2014-02-20T17:28:00"/>
          </text:insertion>
        </text:changed-region>
        <text:changed-region xml:id="ct29673280" text:id="ct29673280">
          <text:deletion>
            <office:change-info>
              <dc:creator>Adela Wee</dc:creator>
              <dc:date>2014-02-22T21:50:00</dc:date>
            </office:change-info>
            <text:p text:style-name="Standard"><text:s/>relevant</text:p>
          </text:deletion>
          <text:insertion>
            <office:change-info office:chg-author="Andrew Bennett" office:chg-date-time="2014-02-22T10:26:00"/>
          </text:insertion>
        </text:changed-region>
        <text:changed-region xml:id="ct29673472" text:id="ct29673472">
          <text:deletion>
            <office:change-info>
              <dc:creator>Adela Wee</dc:creator>
              <dc:date>2014-02-22T21:50:00</dc:date>
            </office:change-info>
            <text:p text:style-name="Standard"><text:s/>patterns.</text:p>
          </text:deletion>
          <text:insertion>
            <office:change-info office:chg-author="Drew Bennett" office:chg-date-time="2014-02-20T17:28:00"/>
          </text:insertion>
        </text:changed-region>
        <text:changed-region xml:id="ct29675392" text:id="ct29675392">
          <text:insertion>
            <office:change-info>
              <dc:creator>Adela Wee</dc:creator>
              <dc:date>2014-02-21T12:53:00</dc:date>
            </office:change-info>
          </text:insertion>
        </text:changed-region>
        <text:changed-region xml:id="ct29669168" text:id="ct29669168">
          <text:insertion>
            <office:change-info>
              <dc:creator>Adela Wee</dc:creator>
              <dc:date>2014-02-21T21:59:00</dc:date>
            </office:change-info>
          </text:insertion>
        </text:changed-region>
        <text:changed-region xml:id="ct29675584" text:id="ct29675584">
          <text:insertion>
            <office:change-info>
              <dc:creator>Adela Wee</dc:creator>
              <dc:date>2014-02-21T22:00:00</dc:date>
            </office:change-info>
          </text:insertion>
        </text:changed-region>
        <text:changed-region xml:id="ct29675840" text:id="ct29675840">
          <text:insertion>
            <office:change-info>
              <dc:creator>Adela Wee</dc:creator>
              <dc:date>2014-02-22T21:50:00</dc:date>
            </office:change-info>
          </text:insertion>
        </text:changed-region>
        <text:changed-region xml:id="ct29676032" text:id="ct29676032">
          <text:insertion>
            <office:change-info>
              <dc:creator>Adela Wee</dc:creator>
              <dc:date>2014-02-22T21:51:00</dc:date>
            </office:change-info>
          </text:insertion>
        </text:changed-region>
        <text:changed-region xml:id="ct29613472" text:id="ct29613472">
          <text:insertion>
            <office:change-info>
              <dc:creator>Adela Wee</dc:creator>
              <dc:date>2014-02-22T21:51:00</dc:date>
            </office:change-info>
          </text:insertion>
        </text:changed-region>
        <text:changed-region xml:id="ct29677856" text:id="ct29677856">
          <text:insertion>
            <office:change-info>
              <dc:creator>Adela Wee</dc:creator>
              <dc:date>2014-02-21T12:53:00</dc:date>
            </office:change-info>
          </text:insertion>
        </text:changed-region>
        <text:changed-region xml:id="ct29675136" text:id="ct29675136">
          <text:deletion>
            <office:change-info>
              <dc:creator>Adela Wee</dc:creator>
              <dc:date>2014-02-22T11:24:00</dc:date>
            </office:change-info>
            <text:p text:style-name="Standard"/>
            <text:p text:style-name="Standard"><text:span text:style-name="T1"/></text:p>
          </text:deletion>
        </text:changed-region>
        <text:changed-region xml:id="ct29690768" text:id="ct29690768">
          <text:deletion>
            <office:change-info>
              <dc:creator>Adela Wee</dc:creator>
              <dc:date>2014-02-22T21:59:00</dc:date>
            </office:change-info>
            <text:p text:style-name="Standard"><text:span text:style-name="T1">Method</text:span></text:p>
          </text:deletion>
        </text:changed-region>
        <text:changed-region xml:id="ct29709392" text:id="ct29709392">
          <text:insertion>
            <office:change-info>
              <dc:creator>Adela Wee</dc:creator>
              <dc:date>2014-02-21T16:49:00</dc:date>
            </office:change-info>
          </text:insertion>
        </text:changed-region>
        <text:changed-region xml:id="ct29710624" text:id="ct29710624">
          <text:insertion>
            <office:change-info>
              <dc:creator>Adela Wee</dc:creator>
              <dc:date>2014-02-21T16:49:00</dc:date>
            </office:change-info>
          </text:insertion>
        </text:changed-region>
        <text:changed-region xml:id="ct29680192" text:id="ct29680192">
          <text:insertion>
            <office:change-info>
              <dc:creator>Adela Wee</dc:creator>
              <dc:date>2014-02-21T22:02:00</dc:date>
            </office:change-info>
          </text:insertion>
        </text:changed-region>
        <text:changed-region xml:id="ct29681312" text:id="ct29681312">
          <text:insertion>
            <office:change-info>
              <dc:creator>Adela Wee</dc:creator>
              <dc:date>2014-02-21T16:49:00</dc:date>
            </office:change-info>
          </text:insertion>
        </text:changed-region>
        <text:changed-region xml:id="ct29715504" text:id="ct29715504">
          <text:insertion>
            <office:change-info>
              <dc:creator>Adela Wee</dc:creator>
              <dc:date>2014-02-21T16:50:00</dc:date>
            </office:change-info>
          </text:insertion>
        </text:changed-region>
        <text:changed-region xml:id="ct29705792" text:id="ct29705792">
          <text:insertion>
            <office:change-info>
              <dc:creator>Adela Wee</dc:creator>
              <dc:date>2014-02-22T22:00:00</dc:date>
            </office:change-info>
          </text:insertion>
        </text:changed-region>
        <text:changed-region xml:id="ct29671264" text:id="ct29671264">
          <text:insertion>
            <office:change-info>
              <dc:creator>Adela Wee</dc:creator>
              <dc:date>2014-02-23T09:15:00</dc:date>
            </office:change-info>
          </text:insertion>
        </text:changed-region>
        <text:changed-region xml:id="ct29684480" text:id="ct29684480">
          <text:insertion>
            <office:change-info>
              <dc:creator>Adela Wee</dc:creator>
              <dc:date>2014-02-21T16:50:00</dc:date>
            </office:change-info>
          </text:insertion>
        </text:changed-region>
        <text:changed-region xml:id="ct29676224" text:id="ct29676224">
          <text:insertion>
            <office:change-info>
              <dc:creator>Adela Wee</dc:creator>
              <dc:date>2014-02-23T09:16:00</dc:date>
            </office:change-info>
          </text:insertion>
        </text:changed-region>
        <text:changed-region xml:id="ct29697200" text:id="ct29697200">
          <text:insertion>
            <office:change-info>
              <dc:creator>Adela Wee</dc:creator>
              <dc:date>2014-02-21T22:03:00</dc:date>
            </office:change-info>
          </text:insertion>
        </text:changed-region>
        <text:changed-region xml:id="ct29697008" text:id="ct29697008">
          <text:insertion>
            <office:change-info>
              <dc:creator>Adela Wee</dc:creator>
              <dc:date>2014-02-22T21:54:00</dc:date>
            </office:change-info>
          </text:insertion>
        </text:changed-region>
        <text:changed-region xml:id="ct29713328" text:id="ct29713328">
          <text:insertion>
            <office:change-info>
              <dc:creator>Adela Wee</dc:creator>
              <dc:date>2014-02-22T21:55:00</dc:date>
            </office:change-info>
          </text:insertion>
        </text:changed-region>
        <text:changed-region xml:id="ct29713520" text:id="ct29713520">
          <text:insertion>
            <office:change-info>
              <dc:creator>Adela Wee</dc:creator>
              <dc:date>2014-02-21T22:03:00</dc:date>
            </office:change-info>
          </text:insertion>
        </text:changed-region>
        <text:changed-region xml:id="ct29708912" text:id="ct29708912">
          <text:insertion>
            <office:change-info>
              <dc:creator>Adela Wee</dc:creator>
              <dc:date>2014-02-22T21:55:00</dc:date>
            </office:change-info>
          </text:insertion>
        </text:changed-region>
        <text:changed-region xml:id="ct29687216" text:id="ct29687216">
          <text:insertion>
            <office:change-info>
              <dc:creator>Adela Wee</dc:creator>
              <dc:date>2014-02-21T22:03:00</dc:date>
            </office:change-info>
          </text:insertion>
        </text:changed-region>
        <text:changed-region xml:id="ct29692992" text:id="ct29692992">
          <text:insertion>
            <office:change-info>
              <dc:creator>Adela Wee</dc:creator>
              <dc:date>2014-02-21T22:04:00</dc:date>
            </office:change-info>
          </text:insertion>
        </text:changed-region>
        <text:changed-region xml:id="ct29732320" text:id="ct29732320">
          <text:insertion>
            <office:change-info>
              <dc:creator>Adela Wee</dc:creator>
              <dc:date>2014-02-22T21:56:00</dc:date>
            </office:change-info>
          </text:insertion>
        </text:changed-region>
        <text:changed-region xml:id="ct29707664" text:id="ct29707664">
          <text:insertion>
            <office:change-info>
              <dc:creator>Adela Wee</dc:creator>
              <dc:date>2014-02-21T22:04:00</dc:date>
            </office:change-info>
          </text:insertion>
        </text:changed-region>
        <text:changed-region xml:id="ct29690976" text:id="ct29690976">
          <text:insertion>
            <office:change-info>
              <dc:creator>Adela Wee</dc:creator>
              <dc:date>2014-02-22T21:56:00</dc:date>
            </office:change-info>
          </text:insertion>
        </text:changed-region>
        <text:changed-region xml:id="ct29666256" text:id="ct29666256">
          <text:insertion>
            <office:change-info>
              <dc:creator>Adela Wee</dc:creator>
              <dc:date>2014-02-21T22:04:00</dc:date>
            </office:change-info>
          </text:insertion>
        </text:changed-region>
        <text:changed-region xml:id="ct29709104" text:id="ct29709104">
          <text:insertion>
            <office:change-info>
              <dc:creator>Adela Wee</dc:creator>
              <dc:date>2014-02-22T21:56:00</dc:date>
            </office:change-info>
          </text:insertion>
        </text:changed-region>
        <text:changed-region xml:id="ct29714032" text:id="ct29714032">
          <text:insertion>
            <office:change-info>
              <dc:creator>Adela Wee</dc:creator>
              <dc:date>2014-02-21T22:06:00</dc:date>
            </office:change-info>
          </text:insertion>
        </text:changed-region>
        <text:changed-region xml:id="ct29710208" text:id="ct29710208">
          <text:insertion>
            <office:change-info>
              <dc:creator>Adela Wee</dc:creator>
              <dc:date>2014-02-21T22:05:00</dc:date>
            </office:change-info>
          </text:insertion>
        </text:changed-region>
        <text:changed-region xml:id="ct29721776" text:id="ct29721776">
          <text:insertion>
            <office:change-info>
              <dc:creator>Adela Wee</dc:creator>
              <dc:date>2014-02-22T21:57:00</dc:date>
            </office:change-info>
          </text:insertion>
        </text:changed-region>
        <text:changed-region xml:id="ct29721584" text:id="ct29721584">
          <text:insertion>
            <office:change-info>
              <dc:creator>Adela Wee</dc:creator>
              <dc:date>2014-02-21T22:05:00</dc:date>
            </office:change-info>
          </text:insertion>
        </text:changed-region>
        <text:changed-region xml:id="ct29701664" text:id="ct29701664">
          <text:insertion>
            <office:change-info>
              <dc:creator>Adela Wee</dc:creator>
              <dc:date>2014-02-22T21:57:00</dc:date>
            </office:change-info>
          </text:insertion>
        </text:changed-region>
        <text:changed-region xml:id="ct29701424" text:id="ct29701424">
          <text:insertion>
            <office:change-info>
              <dc:creator>Adela Wee</dc:creator>
              <dc:date>2014-02-21T22:05:00</dc:date>
            </office:change-info>
          </text:insertion>
        </text:changed-region>
        <text:changed-region xml:id="ct29720896" text:id="ct29720896">
          <text:insertion>
            <office:change-info>
              <dc:creator>Adela Wee</dc:creator>
              <dc:date>2014-02-23T09:10:00</dc:date>
            </office:change-info>
          </text:insertion>
        </text:changed-region>
        <text:changed-region xml:id="ct29720704" text:id="ct29720704">
          <text:insertion>
            <office:change-info>
              <dc:creator>Adela Wee</dc:creator>
              <dc:date>2014-02-21T22:05:00</dc:date>
            </office:change-info>
          </text:insertion>
        </text:changed-region>
        <text:changed-region xml:id="ct29599216" text:id="ct29599216">
          <text:insertion>
            <office:change-info>
              <dc:creator>Adela Wee</dc:creator>
              <dc:date>2014-02-21T22:06:00</dc:date>
            </office:change-info>
          </text:insertion>
        </text:changed-region>
        <text:changed-region xml:id="ct29741680" text:id="ct29741680">
          <text:insertion>
            <office:change-info>
              <dc:creator>Adela Wee</dc:creator>
              <dc:date>2014-02-21T22:05:00</dc:date>
            </office:change-info>
          </text:insertion>
        </text:changed-region>
        <text:changed-region xml:id="ct29688688" text:id="ct29688688">
          <text:insertion>
            <office:change-info>
              <dc:creator>Adela Wee</dc:creator>
              <dc:date>2014-02-21T22:06:00</dc:date>
            </office:change-info>
          </text:insertion>
        </text:changed-region>
        <text:changed-region xml:id="ct29677264" text:id="ct29677264">
          <text:insertion>
            <office:change-info>
              <dc:creator>Adela Wee</dc:creator>
              <dc:date>2014-02-21T22:05:00</dc:date>
            </office:change-info>
          </text:insertion>
        </text:changed-region>
        <text:changed-region xml:id="ct29725104" text:id="ct29725104">
          <text:insertion>
            <office:change-info>
              <dc:creator>Adela Wee</dc:creator>
              <dc:date>2014-02-23T09:10:00</dc:date>
            </office:change-info>
          </text:insertion>
        </text:changed-region>
        <text:changed-region xml:id="ct29725296" text:id="ct29725296">
          <text:insertion>
            <office:change-info>
              <dc:creator>Adela Wee</dc:creator>
              <dc:date>2014-02-21T22:05:00</dc:date>
            </office:change-info>
          </text:insertion>
        </text:changed-region>
        <text:changed-region xml:id="ct29706960" text:id="ct29706960">
          <text:insertion>
            <office:change-info>
              <dc:creator>Adela Wee</dc:creator>
              <dc:date>2014-02-21T22:06:00</dc:date>
            </office:change-info>
          </text:insertion>
        </text:changed-region>
        <text:changed-region xml:id="ct29712448" text:id="ct29712448">
          <text:insertion>
            <office:change-info>
              <dc:creator>Adela Wee</dc:creator>
              <dc:date>2014-02-21T22:07:00</dc:date>
            </office:change-info>
          </text:insertion>
        </text:changed-region>
        <text:changed-region xml:id="ct29707152" text:id="ct29707152">
          <text:insertion>
            <office:change-info>
              <dc:creator>Adela Wee</dc:creator>
              <dc:date>2014-02-21T22:06:00</dc:date>
            </office:change-info>
          </text:insertion>
        </text:changed-region>
        <text:changed-region xml:id="ct29712640" text:id="ct29712640">
          <text:insertion>
            <office:change-info>
              <dc:creator>Adela Wee</dc:creator>
              <dc:date>2014-02-23T09:08:00</dc:date>
            </office:change-info>
          </text:insertion>
        </text:changed-region>
        <text:changed-region xml:id="ct29701952" text:id="ct29701952">
          <text:insertion>
            <office:change-info>
              <dc:creator>Adela Wee</dc:creator>
              <dc:date>2014-02-23T09:10:00</dc:date>
            </office:change-info>
          </text:insertion>
        </text:changed-region>
        <text:changed-region xml:id="ct29702144" text:id="ct29702144">
          <text:insertion>
            <office:change-info>
              <dc:creator>Adela Wee</dc:creator>
              <dc:date>2014-02-21T22:06:00</dc:date>
            </office:change-info>
          </text:insertion>
        </text:changed-region>
        <text:changed-region xml:id="ct29693984" text:id="ct29693984">
          <text:deletion>
            <office:change-info>
              <dc:creator>Adela Wee</dc:creator>
              <dc:date>2014-02-22T22:01:00</dc:date>
            </office:change-info>
            <text:p text:style-name="Standard"><text:tab/><text:span text:style-name="T1">Software</text:span></text:p>
          </text:deletion>
        </text:changed-region>
        <text:changed-region xml:id="ct29702816" text:id="ct29702816">
          <text:deletion>
            <office:change-info>
              <dc:creator>Adela Wee</dc:creator>
              <dc:date>2014-02-21T22:07:00</dc:date>
            </office:change-info>
            <text:p text:style-name="Standard"/>
            <text:p text:style-name="Standard"><text:tab/><text:span text:style-name="T1">Processing Data</text:span></text:p>
          </text:deletion>
        </text:changed-region>
        <text:changed-region xml:id="ct29721392" text:id="ct29721392">
          <text:insertion>
            <office:change-info>
              <dc:creator>Adela Wee</dc:creator>
              <dc:date>2014-02-21T22:08:00</dc:date>
            </office:change-info>
          </text:insertion>
        </text:changed-region>
        <text:changed-region xml:id="ct29696368" text:id="ct29696368">
          <text:insertion>
            <office:change-info>
              <dc:creator>Adela Wee</dc:creator>
              <dc:date>2014-02-23T09:07:00</dc:date>
            </office:change-info>
          </text:insertion>
        </text:changed-region>
        <text:changed-region xml:id="ct29773344" text:id="ct29773344">
          <text:insertion>
            <office:change-info>
              <dc:creator>Adela Wee</dc:creator>
              <dc:date>2014-02-21T22:08:00</dc:date>
            </office:change-info>
          </text:insertion>
        </text:changed-region>
        <text:changed-region xml:id="ct29760528" text:id="ct29760528">
          <text:insertion>
            <office:change-info>
              <dc:creator>Adela Wee</dc:creator>
              <dc:date>2014-02-22T21:09:00</dc:date>
            </office:change-info>
          </text:insertion>
        </text:changed-region>
        <text:changed-region xml:id="ct29516592" text:id="ct29516592">
          <text:insertion>
            <office:change-info>
              <dc:creator>Adela Wee</dc:creator>
              <dc:date>2014-02-21T22:08:00</dc:date>
            </office:change-info>
          </text:insertion>
        </text:changed-region>
        <text:changed-region xml:id="ct29678064" text:id="ct29678064">
          <text:insertion>
            <office:change-info>
              <dc:creator>Adela Wee</dc:creator>
              <dc:date>2014-02-22T21:09:00</dc:date>
            </office:change-info>
          </text:insertion>
        </text:changed-region>
        <text:changed-region xml:id="ct29716816" text:id="ct29716816">
          <text:insertion>
            <office:change-info>
              <dc:creator>Adela Wee</dc:creator>
              <dc:date>2014-02-21T22:08:00</dc:date>
            </office:change-info>
          </text:insertion>
        </text:changed-region>
        <text:changed-region xml:id="ct29745456" text:id="ct29745456">
          <text:insertion>
            <office:change-info>
              <dc:creator>Andrew Bennett</dc:creator>
              <dc:date>2014-02-23T19:46:00</dc:date>
            </office:change-info>
          </text:insertion>
        </text:changed-region>
        <text:changed-region xml:id="ct29752816" text:id="ct29752816">
          <text:deletion>
            <office:change-info>
              <dc:creator>Andrew Bennett</dc:creator>
              <dc:date>2014-02-23T19:46:00</dc:date>
            </office:change-info>
            <text:p text:style-name="Standard">see</text:p>
          </text:deletion>
          <text:insertion>
            <office:change-info office:chg-author="Adela Wee" office:chg-date-time="2014-02-21T22:08:00"/>
          </text:insertion>
        </text:changed-region>
        <text:changed-region xml:id="ct29767504" text:id="ct29767504">
          <text:insertion>
            <office:change-info>
              <dc:creator>Adela Wee</dc:creator>
              <dc:date>2014-02-21T22:08:00</dc:date>
            </office:change-info>
          </text:insertion>
        </text:changed-region>
        <text:changed-region xml:id="ct29757712" text:id="ct29757712">
          <text:deletion>
            <office:change-info>
              <dc:creator>Andrew Bennett</dc:creator>
              <dc:date>2014-02-23T19:46:00</dc:date>
            </office:change-info>
            <text:p text:style-name="Standard">ed</text:p>
          </text:deletion>
          <text:insertion>
            <office:change-info office:chg-author="Adela Wee" office:chg-date-time="2014-02-21T22:08:00"/>
          </text:insertion>
        </text:changed-region>
        <text:changed-region xml:id="ct29722400" text:id="ct29722400">
          <text:insertion>
            <office:change-info>
              <dc:creator>Adela Wee</dc:creator>
              <dc:date>2014-02-21T22:08:00</dc:date>
            </office:change-info>
          </text:insertion>
        </text:changed-region>
        <text:changed-region xml:id="ct29729040" text:id="ct29729040">
          <text:insertion>
            <office:change-info>
              <dc:creator>Adela Wee</dc:creator>
              <dc:date>2014-02-23T00:14:00</dc:date>
            </office:change-info>
          </text:insertion>
        </text:changed-region>
        <text:changed-region xml:id="ct29683072" text:id="ct29683072">
          <text:insertion>
            <office:change-info>
              <dc:creator>Adela Wee</dc:creator>
              <dc:date>2014-02-21T22:08:00</dc:date>
            </office:change-info>
          </text:insertion>
        </text:changed-region>
        <text:changed-region xml:id="ct29750768" text:id="ct29750768">
          <text:insertion>
            <office:change-info>
              <dc:creator>Adela Wee</dc:creator>
              <dc:date>2014-02-23T00:16:00</dc:date>
            </office:change-info>
          </text:insertion>
        </text:changed-region>
        <text:changed-region xml:id="ct29750960" text:id="ct29750960">
          <text:insertion>
            <office:change-info>
              <dc:creator>Adela Wee</dc:creator>
              <dc:date>2014-02-23T00:17:00</dc:date>
            </office:change-info>
          </text:insertion>
        </text:changed-region>
        <text:changed-region xml:id="ct29697760" text:id="ct29697760">
          <text:insertion>
            <office:change-info>
              <dc:creator>Adela Wee</dc:creator>
              <dc:date>2014-02-23T00:18:00</dc:date>
            </office:change-info>
          </text:insertion>
        </text:changed-region>
        <text:changed-region xml:id="ct29768784" text:id="ct29768784">
          <text:insertion>
            <office:change-info>
              <dc:creator>Adela Wee</dc:creator>
              <dc:date>2014-02-23T00:17:00</dc:date>
            </office:change-info>
          </text:insertion>
        </text:changed-region>
        <text:changed-region xml:id="ct29759840" text:id="ct29759840">
          <text:insertion>
            <office:change-info>
              <dc:creator>Adela Wee</dc:creator>
              <dc:date>2014-02-23T09:11:00</dc:date>
            </office:change-info>
          </text:insertion>
        </text:changed-region>
        <text:changed-region xml:id="ct29617952" text:id="ct29617952">
          <text:insertion>
            <office:change-info>
              <dc:creator>Adela Wee</dc:creator>
              <dc:date>2014-02-23T00:17:00</dc:date>
            </office:change-info>
          </text:insertion>
        </text:changed-region>
        <text:changed-region xml:id="ct29683264" text:id="ct29683264">
          <text:insertion>
            <office:change-info>
              <dc:creator>Adela Wee</dc:creator>
              <dc:date>2014-02-23T00:18:00</dc:date>
            </office:change-info>
          </text:insertion>
        </text:changed-region>
        <text:changed-region xml:id="ct29696560" text:id="ct29696560">
          <text:insertion>
            <office:change-info>
              <dc:creator>Adela Wee</dc:creator>
              <dc:date>2014-02-23T00:17:00</dc:date>
            </office:change-info>
          </text:insertion>
        </text:changed-region>
        <text:changed-region xml:id="ct29720432" text:id="ct29720432">
          <text:insertion>
            <office:change-info>
              <dc:creator>Adela Wee</dc:creator>
              <dc:date>2014-02-21T22:09:00</dc:date>
            </office:change-info>
          </text:insertion>
        </text:changed-region>
        <text:changed-region xml:id="ct29679936" text:id="ct29679936">
          <text:insertion>
            <office:change-info>
              <dc:creator>Adela Wee</dc:creator>
              <dc:date>2014-02-22T11:14:00</dc:date>
            </office:change-info>
          </text:insertion>
        </text:changed-region>
        <text:changed-region xml:id="ct29443472" text:id="ct29443472">
          <text:insertion>
            <office:change-info>
              <dc:creator>Adela Wee</dc:creator>
              <dc:date>2014-02-21T22:09:00</dc:date>
            </office:change-info>
          </text:insertion>
        </text:changed-region>
        <text:changed-region xml:id="ct29697952" text:id="ct29697952">
          <text:insertion>
            <office:change-info>
              <dc:creator>Adela Wee</dc:creator>
              <dc:date>2014-02-22T11:14:00</dc:date>
            </office:change-info>
          </text:insertion>
        </text:changed-region>
        <text:changed-region xml:id="ct29763328" text:id="ct29763328">
          <text:insertion>
            <office:change-info>
              <dc:creator>Adela Wee</dc:creator>
              <dc:date>2014-02-21T22:09:00</dc:date>
            </office:change-info>
          </text:insertion>
        </text:changed-region>
        <text:changed-region xml:id="ct29760032" text:id="ct29760032">
          <text:insertion>
            <office:change-info>
              <dc:creator>Adela Wee</dc:creator>
              <dc:date>2014-02-22T21:12:00</dc:date>
            </office:change-info>
          </text:insertion>
        </text:changed-region>
        <text:changed-region xml:id="ct29694176" text:id="ct29694176">
          <text:insertion>
            <office:change-info>
              <dc:creator>Adela Wee</dc:creator>
              <dc:date>2014-02-22T21:13:00</dc:date>
            </office:change-info>
          </text:insertion>
        </text:changed-region>
        <text:changed-region xml:id="ct29680912" text:id="ct29680912">
          <text:insertion>
            <office:change-info>
              <dc:creator>Adela Wee</dc:creator>
              <dc:date>2014-02-21T22:09:00</dc:date>
            </office:change-info>
          </text:insertion>
        </text:changed-region>
        <text:changed-region xml:id="ct29681104" text:id="ct29681104">
          <text:insertion>
            <office:change-info>
              <dc:creator>Adela Wee</dc:creator>
              <dc:date>2014-02-22T11:22:00</dc:date>
            </office:change-info>
          </text:insertion>
        </text:changed-region>
        <text:changed-region xml:id="ct29747312" text:id="ct29747312">
          <text:insertion>
            <office:change-info>
              <dc:creator>Adela Wee</dc:creator>
              <dc:date>2014-02-22T21:13:00</dc:date>
            </office:change-info>
          </text:insertion>
        </text:changed-region>
        <text:changed-region xml:id="ct29747104" text:id="ct29747104">
          <text:insertion>
            <office:change-info>
              <dc:creator>Adela Wee</dc:creator>
              <dc:date>2014-02-22T21:16:00</dc:date>
            </office:change-info>
          </text:insertion>
        </text:changed-region>
        <text:changed-region xml:id="ct29772720" text:id="ct29772720">
          <text:insertion>
            <office:change-info>
              <dc:creator>Adela Wee</dc:creator>
              <dc:date>2014-02-22T21:13:00</dc:date>
            </office:change-info>
          </text:insertion>
        </text:changed-region>
        <text:changed-region xml:id="ct29719312" text:id="ct29719312">
          <text:insertion>
            <office:change-info>
              <dc:creator>Adela Wee</dc:creator>
              <dc:date>2014-02-22T21:11:00</dc:date>
            </office:change-info>
          </text:insertion>
        </text:changed-region>
        <text:changed-region xml:id="ct29722592" text:id="ct29722592">
          <text:insertion>
            <office:change-info>
              <dc:creator>Adela Wee</dc:creator>
              <dc:date>2014-02-21T22:09:00</dc:date>
            </office:change-info>
          </text:insertion>
        </text:changed-region>
        <text:changed-region xml:id="ct29733072" text:id="ct29733072">
          <text:insertion>
            <office:change-info>
              <dc:creator>Adela Wee</dc:creator>
              <dc:date>2014-02-21T22:19:00</dc:date>
            </office:change-info>
          </text:insertion>
        </text:changed-region>
        <text:changed-region xml:id="ct29773744" text:id="ct29773744">
          <text:insertion>
            <office:change-info>
              <dc:creator>Adela Wee</dc:creator>
              <dc:date>2014-02-21T22:20:00</dc:date>
            </office:change-info>
          </text:insertion>
        </text:changed-region>
        <text:changed-region xml:id="ct29697536" text:id="ct29697536">
          <text:insertion>
            <office:change-info>
              <dc:creator>Adela Wee</dc:creator>
              <dc:date>2014-02-22T11:15:00</dc:date>
            </office:change-info>
          </text:insertion>
        </text:changed-region>
        <text:changed-region xml:id="ct29680384" text:id="ct29680384">
          <text:insertion>
            <office:change-info>
              <dc:creator>Adela Wee</dc:creator>
              <dc:date>2014-02-22T21:01:00</dc:date>
            </office:change-info>
          </text:insertion>
        </text:changed-region>
        <text:changed-region xml:id="ct29731792" text:id="ct29731792">
          <text:insertion>
            <office:change-info>
              <dc:creator>Adela Wee</dc:creator>
              <dc:date>2014-02-22T11:13:00</dc:date>
            </office:change-info>
          </text:insertion>
        </text:changed-region>
        <text:changed-region xml:id="ct29731984" text:id="ct29731984">
          <text:insertion>
            <office:change-info>
              <dc:creator>Adela Wee</dc:creator>
              <dc:date>2014-02-21T22:20:00</dc:date>
            </office:change-info>
          </text:insertion>
        </text:changed-region>
        <text:changed-region xml:id="ct29802064" text:id="ct29802064">
          <text:insertion>
            <office:change-info>
              <dc:creator>Adela Wee</dc:creator>
              <dc:date>2014-02-21T22:20:00</dc:date>
            </office:change-info>
          </text:insertion>
        </text:changed-region>
        <text:changed-region xml:id="ct29680576" text:id="ct29680576">
          <text:insertion>
            <office:change-info>
              <dc:creator>Andrew Bennett</dc:creator>
              <dc:date>2014-02-22T10:35:00</dc:date>
            </office:change-info>
          </text:insertion>
        </text:changed-region>
        <text:changed-region xml:id="ct29716592" text:id="ct29716592">
          <text:insertion>
            <office:change-info>
              <dc:creator>Adela Wee</dc:creator>
              <dc:date>2014-02-21T22:20:00</dc:date>
            </office:change-info>
          </text:insertion>
        </text:changed-region>
        <text:changed-region xml:id="ct29733712" text:id="ct29733712">
          <text:insertion>
            <office:change-info>
              <dc:creator>Andrew Bennett</dc:creator>
              <dc:date>2014-02-22T10:35:00</dc:date>
            </office:change-info>
          </text:insertion>
        </text:changed-region>
        <text:changed-region xml:id="ct29778432" text:id="ct29778432">
          <text:insertion>
            <office:change-info>
              <dc:creator>Adela Wee</dc:creator>
              <dc:date>2014-02-21T22:20:00</dc:date>
            </office:change-info>
          </text:insertion>
        </text:changed-region>
        <text:changed-region xml:id="ct29800160" text:id="ct29800160">
          <text:deletion>
            <office:change-info>
              <dc:creator>Andrew Bennett</dc:creator>
              <dc:date>2014-02-22T10:35:00</dc:date>
            </office:change-info>
            <text:p text:style-name="Standard"><text:s/>for the user to interact with</text:p>
          </text:deletion>
          <text:insertion>
            <office:change-info office:chg-author="Adela Wee" office:chg-date-time="2014-02-21T22:20:00"/>
          </text:insertion>
        </text:changed-region>
        <text:changed-region xml:id="ct29619312" text:id="ct29619312">
          <text:insertion>
            <office:change-info>
              <dc:creator>Adela Wee</dc:creator>
              <dc:date>2014-02-21T22:20:00</dc:date>
            </office:change-info>
          </text:insertion>
        </text:changed-region>
        <text:changed-region xml:id="ct29828208" text:id="ct29828208">
          <text:insertion>
            <office:change-info>
              <dc:creator>Adela Wee</dc:creator>
              <dc:date>2014-02-22T11:16:00</dc:date>
            </office:change-info>
          </text:insertion>
        </text:changed-region>
        <text:changed-region xml:id="ct29717856" text:id="ct29717856">
          <text:insertion>
            <office:change-info>
              <dc:creator>Adela Wee</dc:creator>
              <dc:date>2014-02-22T11:17:00</dc:date>
            </office:change-info>
          </text:insertion>
        </text:changed-region>
        <text:changed-region xml:id="ct29736288" text:id="ct29736288">
          <text:insertion>
            <office:change-info>
              <dc:creator>Adela Wee</dc:creator>
              <dc:date>2014-02-22T11:16:00</dc:date>
            </office:change-info>
          </text:insertion>
        </text:changed-region>
        <text:changed-region xml:id="ct29814944" text:id="ct29814944">
          <text:insertion>
            <office:change-info>
              <dc:creator>Adela Wee</dc:creator>
              <dc:date>2014-02-22T11:17:00</dc:date>
            </office:change-info>
          </text:insertion>
        </text:changed-region>
        <text:changed-region xml:id="ct29472912" text:id="ct29472912">
          <text:insertion>
            <office:change-info>
              <dc:creator>Adela Wee</dc:creator>
              <dc:date>2014-02-22T11:16:00</dc:date>
            </office:change-info>
          </text:insertion>
        </text:changed-region>
        <text:changed-region xml:id="ct29757376" text:id="ct29757376">
          <text:insertion>
            <office:change-info>
              <dc:creator>Adela Wee</dc:creator>
              <dc:date>2014-02-22T11:22:00</dc:date>
            </office:change-info>
          </text:insertion>
        </text:changed-region>
        <text:changed-region xml:id="ct29691920" text:id="ct29691920">
          <text:insertion>
            <office:change-info>
              <dc:creator>Adela Wee</dc:creator>
              <dc:date>2014-02-22T11:17:00</dc:date>
            </office:change-info>
          </text:insertion>
        </text:changed-region>
        <text:changed-region xml:id="ct29816416" text:id="ct29816416">
          <text:insertion>
            <office:change-info>
              <dc:creator>Adela Wee</dc:creator>
              <dc:date>2014-02-22T11:18:00</dc:date>
            </office:change-info>
          </text:insertion>
        </text:changed-region>
        <text:changed-region xml:id="ct29815296" text:id="ct29815296">
          <text:insertion>
            <office:change-info>
              <dc:creator>Adela Wee</dc:creator>
              <dc:date>2014-02-22T11:23:00</dc:date>
            </office:change-info>
          </text:insertion>
        </text:changed-region>
        <text:changed-region xml:id="ct29755216" text:id="ct29755216">
          <text:insertion>
            <office:change-info>
              <dc:creator>Andrew Bennett</dc:creator>
              <dc:date>2014-02-23T19:48:00</dc:date>
            </office:change-info>
          </text:insertion>
        </text:changed-region>
        <text:changed-region xml:id="ct29798816" text:id="ct29798816">
          <text:insertion>
            <office:change-info>
              <dc:creator>Adela Wee</dc:creator>
              <dc:date>2014-02-22T11:23:00</dc:date>
            </office:change-info>
          </text:insertion>
        </text:changed-region>
        <text:changed-region xml:id="ct29751216" text:id="ct29751216">
          <text:insertion>
            <office:change-info>
              <dc:creator>Adela Wee</dc:creator>
              <dc:date>2014-02-22T11:25:00</dc:date>
            </office:change-info>
          </text:insertion>
        </text:changed-region>
        <text:changed-region xml:id="ct29794032" text:id="ct29794032">
          <text:insertion>
            <office:change-info>
              <dc:creator>Adela Wee</dc:creator>
              <dc:date>2014-02-22T11:23:00</dc:date>
            </office:change-info>
          </text:insertion>
        </text:changed-region>
        <text:changed-region xml:id="ct29766944" text:id="ct29766944">
          <text:insertion>
            <office:change-info>
              <dc:creator>Adela Wee</dc:creator>
              <dc:date>2014-02-22T11:15:00</dc:date>
            </office:change-info>
          </text:insertion>
        </text:changed-region>
        <text:changed-region xml:id="ct29751472" text:id="ct29751472">
          <text:insertion>
            <office:change-info>
              <dc:creator>Adela Wee</dc:creator>
              <dc:date>2014-02-21T22:20:00</dc:date>
            </office:change-info>
          </text:insertion>
        </text:changed-region>
        <text:changed-region xml:id="ct29619504" text:id="ct29619504">
          <text:insertion>
            <office:change-info>
              <dc:creator>Adela Wee</dc:creator>
              <dc:date>2014-02-21T22:21:00</dc:date>
            </office:change-info>
          </text:insertion>
        </text:changed-region>
        <text:changed-region xml:id="ct29619696" text:id="ct29619696">
          <text:insertion>
            <office:change-info>
              <dc:creator>Adela Wee</dc:creator>
              <dc:date>2014-02-22T21:11:00</dc:date>
            </office:change-info>
          </text:insertion>
        </text:changed-region>
        <text:changed-region xml:id="ct29775504" text:id="ct29775504">
          <text:insertion>
            <office:change-info>
              <dc:creator>Adela Wee</dc:creator>
              <dc:date>2014-02-21T22:21:00</dc:date>
            </office:change-info>
          </text:insertion>
        </text:changed-region>
        <text:changed-region xml:id="ct29775696" text:id="ct29775696">
          <text:insertion>
            <office:change-info>
              <dc:creator>Adela Wee</dc:creator>
              <dc:date>2014-02-21T22:14:00</dc:date>
            </office:change-info>
          </text:insertion>
        </text:changed-region>
        <text:changed-region xml:id="ct29767696" text:id="ct29767696">
          <text:insertion>
            <office:change-info>
              <dc:creator>Adela Wee</dc:creator>
              <dc:date>2014-02-21T22:15:00</dc:date>
            </office:change-info>
          </text:insertion>
        </text:changed-region>
        <text:changed-region xml:id="ct29754672" text:id="ct29754672">
          <text:insertion>
            <office:change-info>
              <dc:creator>Adela Wee</dc:creator>
              <dc:date>2014-02-21T22: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utline for RO-MAN</text:p>
      <text:p text:style-name="Standard">“The theme for the conference is: Human-Robot Co-Existence: Adaptive interfaces and systems for daily life, therapy, assistance, and socially engaging interactions”</text:p>
      <text:p text:style-name="Standard"><text:change text:change-id="ct28993344"/>Detecting and understanding human <office:annotation office:name="__Fieldmark__13_634274"><dc:creator>Drew Bennett</dc:creator><dc:date>2014-02-20T17:21:00</dc:date><text:sender-initials>DB</text:sender-initials><text:p>This, combined with the theme of “engaging interactions” will work. <text:s/>You’re mining human generated data to determine methodologies humans use to engage others and maintain engagement. <text:s/>They’re going to give you that data by trying to get Wall-E engaged and keeping his attention.</text:p></office:annotation>activity<office:annotation-end office:name="__Fieldmark__13_634274"/></text:p>
      <text:p text:style-name="Standard"/>
      <text:p text:style-name="Standard"><text:span text:style-name="T1">Title </text:span></text:p>
      <text:p text:style-name="Standard">Development of an Experimental Platform to Foster<text:change-start text:change-id="ct29356080"/> Understanding of<text:change-end text:change-id="ct29356080"/> Intuitive Communication between Humans and Robots</text:p>
      <text:p text:style-name="Standard"><text:span text:style-name="T1">Abstract</text:span></text:p>
      <text:p text:style-name="Standard"><text:change-start text:change-id="ct29404608"/>In order for robots to become more integrated into our daily interactions, pe<text:change-end text:change-id="ct29404608"/><text:change-start text:change-id="ct29040576"/>ople<text:change-end text:change-id="ct29040576"/><text:change-start text:change-id="ct29047936"/> must be able to communicate more naturally with them. <text:s/>More natural forms of communication involve both explicit and implicit communication,<text:change-end text:change-id="ct29047936"/><text:change-start text:change-id="ct29027104"/> where explicit communication typically refers to clearly expressed<text:change-end text:change-id="ct29027104"/><text:change-start text:change-id="ct29327824"/> words<text:change-end text:change-id="ct29327824"/><text:change-start text:change-id="ct29410624"/> and implicit communication refers <text:change-end text:change-id="ct29410624"/><text:change-start text:change-id="ct29351024"/>to<text:change-end text:change-id="ct29351024"/><text:change-start text:change-id="ct29408976"/> <text:change-end text:change-id="ct29408976"/><text:change-start text:change-id="ct29337984"/>nonverbal behaviors<text:change-end text:change-id="ct29337984"/><text:change-start text:change-id="ct29380912"/>. <text:s/>Explicit<text:change-end text:change-id="ct29380912"/><text:change-start text:change-id="ct29458528"/> communication has limitations in that it is not always feasible in loud environments,<text:change-end text:change-id="ct29458528"/><text:change-start text:change-id="ct29378640"/> especially<text:change-end text:change-id="ct29378640"/><text:change-start text:change-id="ct29479248"/> with language differences. <text:s/>In contrast, implicit communication can add clarity, aid in determining context, allow teams to perform tasks more quickly, and generally enhance teams that use only explicit commands. <text:s/>Robots need to be able to engage humans in order to make more effective partnerships at least as well as how a canine-handler team works. <text:s/>In order to understand how robots should partner together we need to look at how to make human-robot interactions more intuitive without putting the burden on the human.</text:p>
      <text:p text:style-name="Standard"><text:change-end text:change-id="ct29479248"/><text:change text:change-id="ct29483008"/><office:annotation><dc:creator>Andrew Bennett</dc:creator><dc:date>2014-02-22T10:11:00</dc:date><text:sender-initials>AAB</text:sender-initials><text:p>These are two different things. <text:s/>Teleoperation / joystick control is remote presence and directly driving a robot. <text:s/>Such robots don’t need to be smart, but they might need to be expressive. <text:s/>Voice &amp; gesture is about local interaction with a robot, in which case the robot does have to be smart enough to interpret what the human is trying to convey.</text:p></office:annotation><office:annotation><dc:creator>Andrew Bennett</dc:creator><dc:date>2014-02-22T10:09:00</dc:date><text:sender-initials>AAB</text:sender-initials><text:p>I’m having trouble with the whole teleoperation concept here. <text:s/>Are you heading towards a discussion about how remote presence would be better with better emotional expression by the robot?</text:p></office:annotation><text:change text:change-id="ct28774160"/><text:change text:change-id="ct29359712"/><text:change text:change-id="ct29350816"/><text:change text:change-id="ct29448672"/><text:change text:change-id="ct29522144"/><office:annotation><dc:creator>Andrew Bennett</dc:creator><dc:date>2014-02-22T10:12:00</dc:date><text:sender-initials>AAB</text:sender-initials><text:p>This will work with either argument.</text:p></office:annotation><text:change text:change-id="ct29511360"/><text:change text:change-id="ct29000848"/><text:change text:change-id="ct29509504"/><text:change text:change-id="ct29506640"/><text:change text:change-id="ct29518736"/><text:change text:change-id="ct28850096"/><text:change text:change-id="ct29380656"/><text:change text:change-id="ct29519616"/><text:change text:change-id="ct29508592"/><text:change text:change-id="ct29425008"/><text:change text:change-id="ct29458320"/><text:change text:change-id="ct29052256"/><text:change text:change-id="ct29371472"/><text:change text:change-id="ct29338384"/>Nonverbal communication is the earliest form of communication<text:change text:change-id="ct29368992"/> and<text:change-start text:change-id="ct29052512"/>,<text:change-end text:change-id="ct29052512"/> consequently, humans react to specific cues subconsciously and can intuitively know <text:change text:change-id="ct29512240"/><text:change-start text:change-id="ct29509936"/>the emotional state of <text:change-end text:change-id="ct29509936"/><text:change text:change-id="ct29370480"/><text:change-start text:change-id="ct29457600"/>other human<text:change-end text:change-id="ct29457600"/><text:change-start text:change-id="ct29491072"/>s<text:change-end text:change-id="ct29491072"/><text:change-start text:change-id="ct29521008"/> in the course of interactions with them<text:change-end text:change-id="ct29521008"/>. <text:s/>Our research proposes that in order for robots to be more heavily integrated into our lives, robots must be able to interact with a lay audience<text:change-start text:change-id="ct29350096"/> which will necessarily not be used to interacting with a robot<text:change-end text:change-id="ct29350096"/>. <text:s/>Through technologies like the Microsoft <text:span text:style-name="T4">Kinect</text:span>, tracking body movements and facial expressions is now possible with more affordable and portable hardware. <text:s/>This project <text:change text:change-id="ct29334752"/><text:change-start text:change-id="ct29494160"/>focuses on using <text:change-end text:change-id="ct29494160"/><text:span text:style-name="T4">Kinect</text:span> <text:change-start text:change-id="ct29502656"/>3-D <text:change-end text:change-id="ct29502656"/>perception technology to <text:change-start text:change-id="ct29350448"/>collect data as to <text:change-end text:change-id="ct29350448"/>facilitate interaction<text:change-start text:change-id="ct29339008"/> between robots and<text:change-end text:change-id="ct29339008"/><text:change text:change-id="ct29328016"/><text:change text:change-id="ct29507008"/> a lay audience. <text:s/>The behaviors developed could then form the foundation for many practical applications ranging from household use to military missions<text:change-start text:change-id="ct29496704"/> and will be used to understand how robots can be better designed for human-robot interactions.<text:change-end text:change-id="ct29496704"/><text:change text:change-id="ct29481504"/></text:p>
      <text:p text:style-name="Standard"><text:change text:change-id="ct29499616"/><text:change text:change-id="ct29356576"/><text:soft-page-break/><text:span text:style-name="T1">Intro</text:span><text:change-start text:change-id="ct29408528"/><text:span text:style-name="T1">duction</text:span><text:change-end text:change-id="ct29408528"/><text:change text:change-id="ct29499808"/><text:change-start text:change-id="ct29490224"/></text:p>
      <text:p text:style-name="Standard"><text:change-end text:change-id="ct29490224"/><text:change text:change-id="ct29406944"/><text:change-start text:change-id="ct28991584"/><text:tab/><text:span text:style-name="T1">Background</text:span><text:change-end text:change-id="ct28991584"/><text:change-start text:change-id="ct29351552"/></text:p>
      <text:p text:style-name="Standard">At present, most robots are not social—they are remotely operated vehicles usually controlled through <text:change-end text:change-id="ct29351552"/><office:annotation office:name="__Fieldmark__108_634274"><dc:creator>Andrew Bennett</dc:creator><dc:date>2014-02-22T10:11:00</dc:date><text:sender-initials>AAB</text:sender-initials><text:p>These are two different things. <text:s/>Teleoperation / joystick control is remote presence and directly driving a robot. <text:s/>Such robots don’t need to be smart, but they might need to be expressive. <text:s/>Voice &amp; gesture is about local interaction with a robot, in which case the robot does have to be smart enough to interpret what the human is trying to convey.</text:p></office:annotation><text:change-start text:change-id="ct29311616"/>teleoperation or joystick-control, as opposed to gesture and language commands<text:change-end text:change-id="ct29311616"/><office:annotation-end office:name="__Fieldmark__108_634274"/><text:change-start text:change-id="ct29356304"/>. <text:s/><text:change-end text:change-id="ct29356304"/><office:annotation office:name="__Fieldmark__114_634274"><dc:creator>Andrew Bennett</dc:creator><dc:date>2014-02-22T10:09:00</dc:date><text:sender-initials>AAB</text:sender-initials><text:p>I’m having trouble with the whole teleoperation concept here. <text:s/>Are you heading towards a discussion about how remote presence would be better with better emotional expression by the robot?</text:p></office:annotation><text:change-start text:change-id="ct26230144"/>Teleoperation<text:change-end text:change-id="ct26230144"/><office:annotation-end office:name="__Fieldmark__114_634274"/><office:annotation><dc:creator>Adela Wee</dc:creator><dc:date>2014-02-22T22:15:00</dc:date><text:sender-initials>AW</text:sender-initials><text:p>I think the teleoperation makes some sense to talk about in the intro, not so sure if it was relevant in the abstract. Does it add to the argument? <text:s/>I think both remote presence and local interaction would be enhanced by a robot that is able to demonstrate emotion.</text:p></office:annotation><text:change-start text:change-id="ct29444192"/> generally results in a loss of situational awareness, as the operator is forced to drive a robot from a far distance using aids like a webcam feed. <text:s/>This loss of situational awareness by the operator and inability to intuitively communicate with the human partner in the field can result in an increase on the mental burden on the operator. <text:s/><text:change-end text:change-id="ct29444192"/><text:change-start text:change-id="ct29541088"/>Although joystick control of a semi-autonomous system is acceptable for simple steering tasks, the need for a more intuitive interface will result in a necessary paradigm change to a more natural interface. <text:s/><text:change-end text:change-id="ct29541088"/><text:change-start text:change-id="ct29516912"/>As it is, humans already impose personalities onto field robots (http://www.washington.edu/news/2013/09/17/emotional-attachment-to-robots-could-affect-outcome-on-battlefield/)<text:change-end text:change-id="ct29516912"/><text:change-start text:change-id="ct29319840"/> and have an emotional connection to vehicles that don<text:change-end text:change-id="ct29319840"/><text:change-start text:change-id="ct29307392"/>’t express emotional <text:change-end text:change-id="ct29307392"/><office:annotation office:name="__Fieldmark__129_634274"><dc:creator>Andrew Bennett</dc:creator><dc:date>2014-02-23T19:37:00</dc:date><text:sender-initials>AAB</text:sender-initials><text:p>The problem with discussing teleoperation is that there are two kinds: <text:s/>1. Dirty/dull/dangerous – this is the older and more common kind of teleoperation. <text:s/>Humans can’t or won’t go where the robot is located (e.g. Fukoshima, Predator drones). <text:s/>2. The other kind is the more recent “telepresence” robot where the robot is an avatar for a human in order to interact with other humans. <text:s/>The VGo is one of those. <text:s/>I’m assuming you’re talking about #2 in this paper. <text:s/>You need to make the distinction from simple teleoperation otherwise the need for nonverbal expression doesn’t make any sense. <text:s/>Maybe use “telepresence” and avoid the word “teleoperation”?</text:p></office:annotation><text:change-start text:change-id="ct29580256"/>cues<text:change-end text:change-id="ct29580256"/><office:annotation-end office:name="__Fieldmark__129_634274"/><text:change-start text:change-id="ct29589856"/>.<text:change-end text:change-id="ct29589856"/><office:annotation><dc:creator>Adela Wee</dc:creator><dc:date>2014-02-23T00:23:00</dc:date><text:sender-initials>AW</text:sender-initials><text:p>I’m trying to get at the point of how emotions are already playing a huge role in the context of field robotics but I’m not sure if I’m getting this point across….</text:p></office:annotation><text:change-start text:change-id="ct29589600"/></text:p>
      <text:p text:style-name="Standard"><text:change-end text:change-id="ct29589600"/><text:change-start text:change-id="ct29406624"/><text:soft-page-break/>Humans communicate primarily through <text:change-end text:change-id="ct29406624"/><text:change-start text:change-id="ct29607952"/>both <text:change-end text:change-id="ct29607952"/><text:change-start text:change-id="ct29425968"/>explicit and implicit means, and the <text:change-end text:change-id="ct29425968"/><text:change-start text:change-id="ct29502176"/>goal is to further understand implicit communication, such as gestures, through analysis in order to isolate common themes of nonverbal communication under specific circumstances.<text:change-end text:change-id="ct29502176"/><text:change-start text:change-id="ct29595984"/> <text:s/>Implicit <text:change-end text:change-id="ct29595984"/><text:change-start text:change-id="ct29354688"/>communication adds clarity and robustness to messages, aids teams in performing tasks more quickly<text:change-end text:change-id="ct29354688"/><text:change-start text:change-id="ct29616208"/>,<text:change-end text:change-id="ct29616208"/><text:change-start text:change-id="ct29494416"/> and enhances teams that use only explicit interaction. <text:s/><text:change-end text:change-id="ct29494416"/><text:change-start text:change-id="ct29444464"/>Integrating<text:change-end text:change-id="ct29444464"/><text:change-start text:change-id="ct29580464"/> implicit communication <text:change-end text:change-id="ct29580464"/><text:change-start text:change-id="ct29593312"/>in human-robot interaction<text:change-end text:change-id="ct29593312"/><text:change-start text:change-id="ct29316144"/> will allow for better integration of human-robot teams as it <text:change-end text:change-id="ct29316144"/><text:change-start text:change-id="ct29311392"/>will<text:change-end text:change-id="ct29311392"/><text:change-start text:change-id="ct29334160"/> <text:change-end text:change-id="ct29334160"/><text:change-start text:change-id="ct29613088"/>enhance communication in loud environments and be able to transcend language differences.<text:change-end text:change-id="ct29613088"/><text:change-start text:change-id="ct29615536"/> (Reinerman 2013, Everett 2006?)<text:change-end text:change-id="ct29615536"/></text:p>
      <text:p text:style-name="P6"><text:span text:style-name="T1">Background on Nonverbal/Co</text:span><text:change-start text:change-id="ct29505840"/><text:span text:style-name="T1">-</text:span><text:change-end text:change-id="ct29505840"/><text:span text:style-name="T1">verbal Communication</text:span></text:p>
      <text:p text:style-name="P3">What the world of psychology has done<text:change-start text:change-id="ct29526896"/></text:p>
      <text:p text:style-name="P2"><text:change-end text:change-id="ct29526896"/><text:change-start text:change-id="ct29584752"/>Recent studies by Sandy Pentland of MIT have shown that s<text:change-end text:change-id="ct29584752"/><text:change-start text:change-id="ct29314080"/>ocial species develop <text:change-end text:change-id="ct29314080"/><text:change-start text:change-id="ct29536608"/>“honest signals<text:change-end text:change-id="ct29536608"/><text:change-start text:change-id="ct29536400"/>,<text:change-end text:change-id="ct29536400"/><text:change-start text:change-id="ct29497040"/>”<text:change-end text:change-id="ct29497040"/><text:change-start text:change-id="ct29494944"/> or subconscious patterns of gestures, expressions, and calls that are used to coordinate behavior between individuals.<text:change-end text:change-id="ct29494944"/><text:change-start text:change-id="ct29495136"/> <text:s/>This <text:change-end text:change-id="ct29495136"/><text:change-start text:change-id="ct29322896"/>nonverbal language was most likely developed long before speech came into play. <text:s/>By observing these signals, Pentland was able to accurately <text:change-end text:change-id="ct29322896"/><text:change-start text:change-id="ct29495488"/>determine the outcomes of various social interactions, finding that human behavior is a function of their social network (<text:change-end text:change-id="ct29495488"/><text:change-start text:change-id="ct29533840"/><text:span text:style-name="T5">To signal is Human, Pentland</text:span>).</text:p>
      <text:p text:style-name="P2"><text:change-end text:change-id="ct29533840"/><text:change-start text:change-id="ct29608256"/>In the space of nonverbal research, nonverbal communication is stated to be important because of the large amount of information it gives in any particular situation. <text:s/><text:change-end text:change-id="ct29608256"/><text:change-start text:change-id="ct29024640"/>However<text:change-end text:change-id="ct29024640"/><text:change-start text:change-id="ct29579936"/>,<text:change-end text:change-id="ct29579936"/><text:change-start text:change-id="ct29579552"/> there is an emphasis on how nonverbal communication is heavily integrated <text:change-end text:change-id="ct29579552"/><text:change-start text:change-id="ct29024832"/>into <text:change-end text:change-id="ct29024832"/><text:change-start text:change-id="ct29608448"/>interpersonal interaction<text:change-end text:change-id="ct29608448"/><text:change-start text:change-id="ct29579744"/> <text:change-end text:change-id="ct29579744"/><text:change-start text:change-id="ct29333536"/>and should not be analyzed on its own. <text:s/><text:change-end text:change-id="ct29333536"/><text:change-start text:change-id="ct29513808"/>Understanding and effectively using nonverbal behavior is crucial to our success in virtually every social encounter we <text:change-end text:change-id="ct29513808"/><text:change-start text:change-id="ct29333728"/>experience<text:change-end text:change-id="ct29333728"/><text:change-start text:change-id="ct29513536"/>.<text:change-end text:change-id="ct29513536"/><text:change-start text:change-id="ct29312336"/> <text:s/>There are three key factors that <text:change-end text:change-id="ct29312336"/><text:change-start text:change-id="ct29312656"/>social<text:change-end text:change-id="ct29312656"/><text:change-start text:change-id="ct29507424"/> scientists<text:change-end text:change-id="ct29507424"/><text:change-start text:change-id="ct29444944"/> interested in nonverbal communication<text:change-end text:change-id="ct29444944"/><text:change-start text:change-id="ct29597904"/> study: the environment of the interaction, the physical characteristics of the communicators, and the various behaviors manifested by the communicators. <text:s/>It is important to note that body movement typically include<text:change-end text:change-id="ct29597904"/><text:change-start text:change-id="ct29507664"/>s<text:change-end text:change-id="ct29507664"/><text:change-start text:change-id="ct29317216"/> gestures, facial expressions, and posture<text:change-end text:change-id="ct29317216"/><text:change-start text:change-id="ct28995072"/>. <text:s/>Certain gestures have a well-known verbal translation and are therefore speech-independent, while others are speech related and generally accompany speech. <text:s/>Nonverbal behavior can be used in a variety of ways, from <text:change-end text:change-id="ct28995072"/><text:change-start text:change-id="ct29592000"/>substituting spoken elements to <text:change-end text:change-id="ct29592000"/><text:change-start text:change-id="ct29592256"/>amplifying or <text:change-end text:change-id="ct29592256"/><text:change-start text:change-id="ct29614064"/>suppressing<text:change-end text:change-id="ct29614064"/><text:change-start text:change-id="ct29614320"/> <text:change-end text:change-id="ct29614320"/><text:change-start text:change-id="ct29606400"/>parts of the verbal message to regulating verbal behavior.<text:change-end text:change-id="ct29606400"/><text:change-start text:change-id="ct29606656"/> <text:s/><text:change-end text:change-id="ct29606656"/><text:change-start text:change-id="ct29000160"/>(<text:span text:style-name="T1">Nonverbal Communication in Human Interaction, Knapp and Hall)</text:span><text:change-end text:change-id="ct29000160"/><text:change-start text:change-id="ct29337456"/></text:p>
      <text:p text:style-name="P2">In particular, gestures replace speech when we cannot or do not want to talk and help to regulate the back-and-forth flow of interaction. <text:s/>They establish and keep attention, add emphasis to our speech, and assist in making memorable the content of our speech. <text:s/>Although there are no formal definitions of universal<text:change-end text:change-id="ct29337456"/><text:change-start text:change-id="ct29000576"/> speech independent<text:change-end text:change-id="ct29000576"/><text:change-start text:change-id="ct29322528"/> gestures, the most likely cross-cultural gestures would be those of <text:change-end text:change-id="ct29322528"/><text:change-start text:change-id="ct29620016"/>“yes/no,” “stop,” <text:soft-page-break/>“I don’t know,” and sleeping, eating, and drinking. <text:s/>As for speech-related gestures, some characterize the content of the speech and some show the speakers<text:change-end text:change-id="ct29620016"/><text:change-start text:change-id="ct29615744"/>’ relationship with an idea. <text:s/>Some speech-related gestures are used to accent or emphasize speech units as well.<text:change-end text:change-id="ct29615744"/><text:change-start text:change-id="ct29309792"/> <text:s/>Synchrony of gestures between individuals also demonstrates coordination<text:change-end text:change-id="ct29309792"/><text:change-start text:change-id="ct29322208"/>,<text:change-end text:change-id="ct29322208"/><text:change-start text:change-id="ct29337648"/> and this form of mimicry can indicate trust and can result in identification with the other person.<text:change-end text:change-id="ct29337648"/><text:change-start text:change-id="ct29310048"/> (<text:span text:style-name="T1">Nonverbal Communication in Human Interaction, Knapp and Hall)</text:span><text:change-end text:change-id="ct29310048"/><text:change-start text:change-id="ct29591296"/></text:p>
      <text:p text:style-name="P2"><text:change-end text:change-id="ct29591296"/><text:change text:change-id="ct29591088"/><text:change-start text:change-id="ct29614784"/>State<text:change-end text:change-id="ct29614784"/><text:change-start text:change-id="ct29614976"/>-<text:change-end text:change-id="ct29614976"/><text:change-start text:change-id="ct29615168"/>of<text:change-end text:change-id="ct29615168"/><text:change-start text:change-id="ct29539456"/>-<text:change-end text:change-id="ct29539456"/><text:change-start text:change-id="ct29539648"/>the-art in <text:change-end text:change-id="ct29539648"/><text:change text:change-id="ct29539840"/><text:change text:change-id="ct29320096"/><text:change-start text:change-id="ct29320416"/>Human-Robot Teaming<text:change-end text:change-id="ct29320416"/></text:p>
      <text:p text:style-name="P2"><text:change-start text:change-id="ct29636768"/>Currently, many systems for human-robot coordination rely on explicit commands between the human and a robot or through a central agent, which is not very effective. <text:s/>Efforts towards making better human-robot teams have been realized both in academia and in government research, such as <text:change-end text:change-id="ct29636768"/><text:change-start text:change-id="ct29606128"/><text:span text:style-name="T4">ROBART III</text:span>, developed under the <text:span text:style-name="T4">Warfighter’s Associate </text:span>project at SPAWAR Systems Center Pacific (SSC Pacific), which focused on collecting useful data about state variables describing not only the environment but also the <text:change-end text:change-id="ct29606128"/><text:change-start text:change-id="ct29590896"/>state of the <text:change-end text:change-id="ct29590896"/><text:change-start text:change-id="ct29482384"/>human partner in order to make a more intelligent vehicle that could achieve some degree of “artificial empathy,<text:change-end text:change-id="ct29482384"/><text:change-start text:change-id="ct29597680"/>” making it less dependent upon voice commands. <text:s/>Towards the development of natural interactions with robots, Olin College partnered with Scientific Systems Company, Inc (SSCI) and Spatio Systems LLC under a Small Business Technology Transfer (STTR) sponsored by the Office of Naval Research (ONR). <text:s/>The project used an autonomous John Deer <text:span text:style-name="T4">Gator XUV</text:span><text:change-end text:change-id="ct29597680"/><text:change-start text:change-id="ct29605504"/> and focused on implementing easy-to-use control, based on voice and gesture input (<text:span text:style-name="T1">STTR number</text:span>). <text:s/>The vehicle demonstrated a real world application of Direction Understanding in Naturalistic Environments (DUNE), a natural language understanding system, which allowed it to correctly recognize and understand commands to specific routes and locations.<text:change-end text:change-id="ct29605504"/><text:change-start text:change-id="ct29535824"/></text:p>
      <text:p text:style-name="P2"><text:change-end text:change-id="ct29535824"/><text:change-start text:change-id="ct29337264"/>R<text:change-end text:change-id="ct29337264"/><text:change-start text:change-id="ct29636960"/>esearchers concerned with the field of human robot interaction found that <text:change-end text:change-id="ct29636960"/><text:change text:change-id="ct29605888"/><text:change text:change-id="ct29605696"/><text:change-start text:change-id="ct29535280"/>h<text:change-end text:change-id="ct29535280"/>umans understand and learn better from gesture-only instructions than speech-only instructions (<text:change-start text:change-id="ct29578192"/><text:span text:style-name="T1">Shah 2010</text:span><text:change-end text:change-id="ct29578192"/>)<text:change-start text:change-id="ct29578544"/>.<text:change-end text:change-id="ct29578544"/><text:change-start text:change-id="ct29524496"/> <text:s/>By conducting teamwork experiments that allowed them to observe how two people performed a complex task, Shah and Breazeal determined that <text:change-end text:change-id="ct29524496"/><text:change-start text:change-id="ct29579152"/>implicit cues are used <text:change-end text:change-id="ct29579152"/><text:change-start text:change-id="ct29577760"/>to specify commands that can be executed at the receiver’s discretion, while explicit (usually verbal) cues are used to specify more immediate commands.<text:change-end text:change-id="ct29577760"/><text:change-start text:change-id="ct29524928"/> <text:s/>A similar study that focused on implicit communication between humans and robots was conducted by Lauren Reinerman Jones (<text:span text:style-name="T1">Jones AUVSI 2013</text:span><text:change-end text:change-id="ct29524928"/>) in order to d<text:change-start text:change-id="ct29578960"/>etermine if users were able to notice any noticeable differences in implicit communication from a robot v<text:change-end text:change-id="ct29578960"/><text:change-start text:change-id="ct29625920"/>ersu<text:change-end text:change-id="ct29625920"/><text:change-start text:change-id="ct29577424"/>s from a human. <text:s/>Jones found that humans are generally more attuned to observing implicit communication signals from other humans than <text:change-end text:change-id="ct29577424"/><text:change-start text:change-id="ct29611760"/>from <text:change-end text:change-id="ct29611760"/><text:change-start text:change-id="ct29612528"/>robots, though over<text:soft-page-break/>time participants would adjust to detecting the implicit commands demonstrated by the robots. <text:s/><text:change-end text:change-id="ct29612528"/></text:p>
      <text:p text:style-name="P2"><text:change text:change-id="ct29630608"/><text:change text:change-id="ct29631520"/><text:change text:change-id="ct29631872"/><text:change text:change-id="ct29637968"/><text:span text:style-name="T1"/></text:p>
      <text:p text:style-name="P2"><text:span text:style-name="T1"><text:tab/></text:span><text:change text:change-id="ct29638416"/><text:change text:change-id="ct29639264"/><text:change text:change-id="ct29638752"/><text:change text:change-id="ct29639456"/><text:change text:change-id="ct29630416"/><text:span text:style-name="T1"><text:tab/>Enabling Technologies</text:span></text:p>
      <text:p text:style-name="P4"><text:tab/><text:tab/><text:change-start text:change-id="ct29644224"/><text:span text:style-name="T2">It is becoming increasingly important to integrate various technologies and knowledge from multiple fields. <text:s/>Advances in consumer electronics has resulted in smaller hardware components that are becoming more affordable and portable every year, and much research has benefited from the development of the RGB-D camera developed for the Microsoft </text:span><text:change-end text:change-id="ct29644224"/><text:change-start text:change-id="ct29640592"/><text:span text:style-name="T7">Xbox 360</text:span><text:span text:style-name="T2">, the </text:span><text:span text:style-name="T7">Kinect</text:span><text:span text:style-name="T2">. <text:s/>The tracking software created for analyzing high quality data from the </text:span><text:span text:style-name="T7">Kinect</text:span><text:span text:style-name="T2"> and creating human-figures has <text:s/>become even more advanced with better machine-learning algorithms and filter</text:span><text:change-end text:change-id="ct29640592"/><text:change-start text:change-id="ct29631216"/><text:span text:style-name="T2">s</text:span><text:change-end text:change-id="ct29631216"/><text:change-start text:change-id="ct29651824"/><text:span text:style-name="T2">, resulting in facial feature tracking, gesture tracking, and 3D mapping of a person. <text:s/></text:span><text:change-end text:change-id="ct29651824"/><text:change-start text:change-id="ct29648032"/><text:span text:style-name="T2">For example, w</text:span><text:change-end text:change-id="ct29648032"/><text:change text:change-id="ct29649248"/><text:change-start text:change-id="ct29640784"/><text:span text:style-name="T2">e can now measure how far an arm or a leg moves when a human fidgets. <text:s/>Through advances in computer science, hardware, and cognitive science, it is now possible to measure human body language fairly accurately.</text:span><text:change-end text:change-id="ct29640784"/><text:change-start text:change-id="ct29640288"/></text:p>
      <text:p text:style-name="Standard">Using the Microsoft <text:span text:style-name="T4">Kinect</text:span>, researchers have <text:change-end text:change-id="ct29640288"/><text:change-start text:change-id="ct29645088"/>b<text:change-end text:change-id="ct29645088"/><text:change text:change-id="ct29652624"/><text:change-start text:change-id="ct29652816"/>egun to <text:change-end text:change-id="ct29652816"/><text:change-start text:change-id="ct29653008"/>focus<text:change-end text:change-id="ct29653008"/><text:change text:change-id="ct29659040"/><text:change-start text:change-id="ct29644784"/> on the detection of nonverbal gestures. <text:s/>At the University of Southern California’s Institute for Creative Technologies, researchers have been able to measure subtle nonverbal behaviors such as respiratory rate and fidgeting like “leg jiggling” [8]. <text:s/>Similarly, researchers at the MIT Media Lab surveyed a group of students and reliably detected four negative and three positive gestural cues using the <text:span text:style-name="T4">Kinect</text:span> which they in turn used to create a computational model for recognizing interpersonal trust in social interactions and found that their model has an accuracy of almost 70% at predicting if an individual will behave cooperatively or not [2].<text:change-end text:change-id="ct29644784"/><text:change-start text:change-id="ct29644576"/> <text:change-end text:change-id="ct29644576"/><text:change-start text:change-id="ct29651616"/></text:p>
      <text:p text:style-name="Standard"><text:change-end text:change-id="ct29651616"/><text:change-start text:change-id="ct29650320"/>Over the last few months, numerous software suites <text:change-end text:change-id="ct29650320"/><text:change-start text:change-id="ct29653472"/>based off of the Microsoft Software Development Kit (SDK) and open source drivers made by OpenNI <text:change-end text:change-id="ct29653472"/><text:change-start text:change-id="ct29653664"/>have become available for <text:span text:style-name="T4">Kinect </text:span>data<text:change-end text:change-id="ct29653664"/><text:change-start text:change-id="ct29650512"/> recording and<text:change-end text:change-id="ct29650512"/><text:change-start text:change-id="ct29652016"/> analysis. <text:s/>Some examples of these <text:soft-page-break/>are<text:change-end text:change-id="ct29652016"/><text:change-start text:change-id="ct29652208"/> <text:change-end text:change-id="ct29652208"/><text:change-start text:change-id="ct29654912"/>ARB Lab<text:change-end text:change-id="ct29654912"/><text:change-start text:change-id="ct29655824"/>’s <text:span text:style-name="T4">Gesture Studio</text:span>, <text:change-end text:change-id="ct29655824"/><text:change-start text:change-id="ct29663488"/><text:span text:style-name="T4">Nuicaptur</text:span><text:change-end text:change-id="ct29663488"/><text:span text:style-name="T4">e</text:span><text:change-start text:change-id="ct29662592"/>, and <text:change-end text:change-id="ct29662592"/><text:change-start text:change-id="ct29662784"/>ColorfulBit’s <text:span text:style-name="T4">Kinetic Space</text:span>. <text:s/>These programs <text:change-end text:change-id="ct29662784"/><text:change-start text:change-id="ct29662336"/>allow for real-time body and face-motion capture, <text:change-end text:change-id="ct29662336"/><text:change-start text:change-id="ct29662976"/>can be trained to recognize <text:change-end text:change-id="ct29662976"/><text:change-start text:change-id="ct29662000"/>and categorize <text:change-end text:change-id="ct29662000"/><text:change-start text:change-id="ct29654208"/>specific gestures, <text:change-end text:change-id="ct29654208"/><text:change-start text:change-id="ct29482128"/>and in some cases can export data for analysis to programs like Matlab. <text:change-end text:change-id="ct29482128"/><text:change-start text:change-id="ct29641808"/><text:s/><text:change-end text:change-id="ct29641808"/><text:change-start text:change-id="ct29653200"/>Although there are potentially more powerful solutions out there, they are not as easy to integrate with and are not necessarily easy to use or learn. <text:s/>We chose to go with an off-the-shelf option so as to allow for more time to be spent on actual analysis as opposed to learning how to manipulate the software.<text:change-end text:change-id="ct29653200"/><text:change text:change-id="ct29654576"/><text:change text:change-id="ct29655296"/><text:change text:change-id="ct29650032"/><text:change text:change-id="ct29655488"/></text:p>
      <text:p text:style-name="Standard"><text:change-start text:change-id="ct29666944"/><text:span text:style-name="T1">Method</text:span><text:change-end text:change-id="ct29666944"/><text:change-start text:change-id="ct29667136"/></text:p>
      <text:p text:style-name="Standard"><text:change-end text:change-id="ct29667136"/><text:change-start text:change-id="ct29667328"/>Robots need to interact with humans on the humans’ terms<text:change-end text:change-id="ct29667328"/><text:change-start text:change-id="ct29667760"/> in order to form a more optimal partnership<text:change-end text:change-id="ct29667760"/><text:change-start text:change-id="ct29667952"/>. <text:s/><text:change-end text:change-id="ct29667952"/><text:change-start text:change-id="ct29668208"/>In order t<text:change-end text:change-id="ct29668208"/><text:change-start text:change-id="ct29668784"/>o do this, we need to understand what humans do to attract another human’s attention and then convey the message. <text:s/>The first step is therefore <text:change-end text:change-id="ct29668784"/><text:change-start text:change-id="ct29668400"/>detailed <text:change-end text:change-id="ct29668400"/><text:change-start text:change-id="ct29670144"/>data collection, which will allow us to analyze that information for relevant patterns.<text:change-end text:change-id="ct29670144"/></text:p>
      <text:p text:style-name="Standard"><text:span text:style-name="T1">Hypothesis</text:span><text:change text:change-id="ct29669360"/><text:change text:change-id="ct29672128"/><text:change-start text:change-id="ct29669552"/>Robots need to <text:change-end text:change-id="ct29669552"/>interact with humans on the humans’ terms, or the partnership won’t work.<text:change text:change-id="ct29674016"/><text:change text:change-id="ct29674208"/><text:change text:change-id="ct29672880"/><text:change text:change-id="ct29674720"/><text:change text:change-id="ct29674912"/><text:change text:change-id="ct29673280"/><text:change text:change-id="ct29673472"/><text:change-start text:change-id="ct29675392"/></text:p>
      <text:p text:style-name="Standard"><text:change-end text:change-id="ct29675392"/><text:change-start text:change-id="ct29669168"/>We expect to see varying speeds of response to communications depending on communication type, including implicit, nonverbal, and verbal cues<text:change-end text:change-id="ct29669168"/><text:change-start text:change-id="ct29675584"/>. <text:s/>We also expect to see that <text:change-end text:change-id="ct29675584"/><text:change-start text:change-id="ct29675840"/>there will be a set of common cues and gestures that are used in human-human and human-robot interaction.<text:change-end text:change-id="ct29675840"/><text:change-start text:change-id="ct29676032"/> <text:s/><text:change-end text:change-id="ct29676032"/><office:annotation office:name="__Fieldmark__384_634274"><dc:creator>Adela Wee</dc:creator><dc:date>2014-02-22T21:53:00</dc:date><text:sender-initials>AW</text:sender-initials><text:p>Trying to get at the point that a robot that visibly show emotions back to a human will elicit a different response and be more engaging</text:p></office:annotation><text:change-start text:change-id="ct29613472"/>We also expect to see a difference in interaction if robots have some sort of emotional response, whether that is expressed through facial expression or body movement.<text:change-end text:change-id="ct29613472"/><office:annotation-end office:name="__Fieldmark__384_634274"/><text:change-start text:change-id="ct29677856"/></text:p>
      <text:p text:style-name="Standard"><text:change-end text:change-id="ct29677856"/><office:annotation><dc:creator>Andrew Bennett</dc:creator><dc:date>2014-02-22T10:27:00</dc:date><text:sender-initials>AAB</text:sender-initials><text:p>Either at the beginning, where you set the motivation, or at the end, where you mention applications.</text:p></office:annotation><text:change text:change-id="ct29675136"/><text:span text:style-name="T1"><office:annotation office:name="__Fieldmark__391_634274"><dc:creator>Adela Wee</dc:creator><dc:date>2014-02-22T22:00:00</dc:date><text:sender-initials>AW</text:sender-initials><text:p>Is this section even necessary?</text:p></office:annotation></text:span><text:change text:change-id="ct29690768"/><text:change-start text:change-id="ct29709392"/><text:span text:style-name="T1">Assumptions</text:span><text:change-end text:change-id="ct29709392"/><office:annotation-end office:name="__Fieldmark__391_634274"/><text:span text:style-name="T1"><office:annotation><dc:creator>Andrew Bennett</dc:creator><dc:date>2014-02-23T19:44:00</dc:date><text:sender-initials>AAB</text:sender-initials><text:p>It’s optional, but probably not necessary.</text:p></office:annotation></text:span><text:change-start text:change-id="ct29710624"/></text:p>
      <text:p text:style-name="Standard">1)<text:change-end text:change-id="ct29710624"/><text:change-start text:change-id="ct29680192"/> <text:span text:style-name="T4">Kinect</text:span> will be able to capture detailed enough data for post-processing analysis and characterization of gestures<text:change-end text:change-id="ct29680192"/><text:change-start text:change-id="ct29681312"/></text:p>
      <text:p text:style-name="Standard"><text:change-end text:change-id="ct29681312"/><text:change-start text:change-id="ct29715504"/>2)<text:change-end text:change-id="ct29715504"/><text:change-start text:change-id="ct29705792"/> <text:change-end text:change-id="ct29705792"/><text:change-start text:change-id="ct29671264"/>There are specific body language cues (such as pointing or waving) that are commonly used to express the same emotion so we will see some correlation between subjects.<text:change-end text:change-id="ct29671264"/><text:change-start text:change-id="ct29684480"/></text:p>
      <text:p text:style-name="Standard">3)<text:change-end text:change-id="ct29684480"/><text:change-start text:change-id="ct29676224"/> Test subjects will have an emotional response to the robot platform.<text:change-end text:change-id="ct29676224"/><text:change-start text:change-id="ct29697200"/></text:p>
      <text:p text:style-name="Standard"><text:soft-page-break/><text:span text:style-name="T1">Experimental Plan</text:span></text:p>
      <text:p text:style-name="Standard"><text:change-end text:change-id="ct29697200"/><text:change-start text:change-id="ct29697008"/>Environments have been found to have a large effect on the nonverbal behaviors expressed by humans. <text:s/>Therefore the ideal scenario would be to <text:change-end text:change-id="ct29697008"/><text:change-start text:change-id="ct29713328"/>c<text:change-end text:change-id="ct29713328"/><text:change-start text:change-id="ct29713520"/>onduct<text:change-end text:change-id="ct29713520"/><text:change-start text:change-id="ct29708912"/> the<text:change-end text:change-id="ct29708912"/><text:change-start text:change-id="ct29687216"/> experiment in two different areas<text:change-end text:change-id="ct29687216"/><text:change-start text:change-id="ct29692992"/> such as a quiet classroom and a common area. <text:s/><text:change-end text:change-id="ct29692992"/><text:change-start text:change-id="ct29732320"/>The experiment would consist of two parts recorded through a <text:span text:style-name="T4">Kinect</text:span> setup; the first of which<text:change-end text:change-id="ct29732320"/><text:change-start text:change-id="ct29707664"/> pairs of humans interact with each other and the second has<text:change-end text:change-id="ct29707664"/><text:change-start text:change-id="ct29690976"/> o<text:change-end text:change-id="ct29690976"/><text:change-start text:change-id="ct29666256"/>ne human interact with <text:change-end text:change-id="ct29666256"/><text:change-start text:change-id="ct29709104"/>our expressive robot platform.<text:change-end text:change-id="ct29709104"/><text:change-start text:change-id="ct29714032"/></text:p>
      <text:p text:style-name="List_20_Paragraph"><text:change-end text:change-id="ct29714032"/><text:change-start text:change-id="ct29710208"/>Participants will be asked to convey the following <text:change-end text:change-id="ct29710208"/><text:change-start text:change-id="ct29721776"/>tasks through three methods:<text:change-end text:change-id="ct29721776"/><text:change-start text:change-id="ct29721584"/> any method, just gestures, <text:change-end text:change-id="ct29721584"/><text:change-start text:change-id="ct29701664"/>or<text:change-end text:change-id="ct29701664"/><text:change-start text:change-id="ct29701424"/> only verbally. <text:s/><text:change-end text:change-id="ct29701424"/><text:change-start text:change-id="ct29720896"/></text:p>
      <text:list xml:id="list3705618674127405047" text:style-name="WWNum1">
        <text:list-item>
          <text:p text:style-name="P10">Greet them. <text:s/></text:p>
        </text:list-item>
        <text:list-item>
          <text:p text:style-name="P10"><text:change-end text:change-id="ct29720896"/><text:change-start text:change-id="ct29720704"/>Please have the other person/robot move to the right. <text:s/><text:change-end text:change-id="ct29720704"/><text:change-start text:change-id="ct29599216"/></text:p>
        </text:list-item>
        <text:list-item>
          <text:p text:style-name="P10"><text:change-end text:change-id="ct29599216"/><text:change-start text:change-id="ct29741680"/>Please let them know there is a problem. <text:s/><text:change-end text:change-id="ct29741680"/><text:change-start text:change-id="ct29688688"/></text:p>
        </text:list-item>
        <text:list-item>
          <text:p text:style-name="P10"><text:change-end text:change-id="ct29688688"/><text:change-start text:change-id="ct29677264"/>Engage the other person<text:change-end text:change-id="ct29677264"/><text:change-start text:change-id="ct29725104"/>/robot<text:change-end text:change-id="ct29725104"/><text:change-start text:change-id="ct29725296"/> and give a specific direction to <text:change-end text:change-id="ct29725296"/><text:change-start text:change-id="ct29706960"/>xyz place. <text:s/><text:change-end text:change-id="ct29706960"/><text:change-start text:change-id="ct29712448"/></text:p>
        </text:list-item>
        <text:list-item>
          <text:p text:style-name="P10"><text:change-end text:change-id="ct29712448"/><text:change-start text:change-id="ct29707152"/>Try to get <text:change-end text:change-id="ct29707152"/><text:change-start text:change-id="ct29712640"/>the other person<text:change-end text:change-id="ct29712640"/><text:change-start text:change-id="ct29701952"/>/robot<text:change-end text:change-id="ct29701952"/><text:change-start text:change-id="ct29702144"/> to dance.<text:change-end text:change-id="ct29702144"/></text:p>
        </text:list-item>
      </text:list>
      <text:p text:style-name="Standard"><text:change text:change-id="ct29693984"/><text:change text:change-id="ct29702816"/></text:p>
      <text:p text:style-name="Standard"><text:span text:style-name="T1"><text:tab/>Design of Social </text:span><text:span text:style-name="T1"><office:annotation office:name="__Fieldmark__447_634274"><dc:creator>Adela Wee</dc:creator><dc:date>2014-02-23T09:17:00</dc:date><text:sender-initials>AW</text:sender-initials><text:p>Should I move this section to before the experiment? Trying to figure out how this is all supposed to flow….</text:p></office:annotation></text:span><text:span text:style-name="T1">Robots</text:span><office:annotation-end office:name="__Fieldmark__447_634274"/><text:span text:style-name="T1"><office:annotation><dc:creator>Andrew Bennett</dc:creator><dc:date>2014-02-23T19:45:00</dc:date><text:sender-initials>AAB</text:sender-initials><text:p>Yes, move it before. <text:s/>End the paper with the experiment and results to date.</text:p></office:annotation></text:span><text:change-start text:change-id="ct29721392"/></text:p>
      <text:p text:style-name="Standard">The <text:change-end text:change-id="ct29721392"/><text:change-start text:change-id="ct29696368"/>point cloud <text:change-end text:change-id="ct29696368"/><text:change-start text:change-id="ct29773344"/>data collected <text:change-end text:change-id="ct29773344"/><text:change-start text:change-id="ct29760528"/>will<text:change-end text:change-id="ct29760528"/><text:change-start text:change-id="ct29516592"/> allow us to understand what is most important about interactions between individuals; whether eye movement, gestures, or implicit communication makes interactions more natural. <text:s/>This data <text:change-end text:change-id="ct29516592"/><text:change-start text:change-id="ct29678064"/>will<text:change-end text:change-id="ct29678064"/><text:change-start text:change-id="ct29716816"/> also allow us to <text:change-end text:change-id="ct29716816"/><text:change-start text:change-id="ct29745456"/>determine<text:change-end text:change-id="ct29745456"/><text:change text:change-id="ct29752816"/><text:change-start text:change-id="ct29767504"/> if we need<text:change-end text:change-id="ct29767504"/><text:change text:change-id="ct29757712"/><text:change-start text:change-id="ct29722400"/> to add additional degrees of freedom to our existing platform<text:change-end text:change-id="ct29722400"/><text:change-start text:change-id="ct29729040"/> in order to convey the right emotional response<text:change-end text:change-id="ct29729040"/><text:change-start text:change-id="ct29683072"/>.<text:change-end text:change-id="ct29683072"/></text:p>
      <text:p text:style-name="Standard"><text:change-start text:change-id="ct29750768"/>It has already been found that when users learn to know the personality of their robot, they are able to interact<text:change-end text:change-id="ct29750768"/><text:change-start text:change-id="ct29750960"/> in an appropriate way and can predict how the robot responds (<text:change-end text:change-id="ct29750960"/><text:change-start text:change-id="ct29697760"/><text:span text:style-name="T1">Vacuum Cleaner Personality Paper</text:span>). <text:s/><text:change-end text:change-id="ct29697760"/><text:change-start text:change-id="ct29768784"/>Creating the full range of expressions and body language in a robotic platform was determined to be the most effective way to perform this research. <text:s/><text:change-end text:change-id="ct29768784"/><text:change-start text:change-id="ct29759840"/>We determined that for our experiment, this would be best accomplished by<text:change-end text:change-id="ct29759840"/><text:change-start text:change-id="ct29617952"/> building an autonomous robot based off of the Disney-Pixar movie by the same name, <text:span text:style-name="T4">WALL-E</text:span>. <text:s/>This specific robot was picked because it communicates primarily through nonverbal interaction with humans and other robots; therefore, it has the necessary expressive capabilities to successfully communicate emotional cues to a human partner. <text:s/>Additionally, it is a non-threatening, friendly platform that the younger generation identifies with, which makes it ideal for interacting with test subjects. <text:s/><text:change-end text:change-id="ct29617952"/><text:change-start text:change-id="ct29683264"/>As WALL-E already has a personality profile and a set of interaction expectations, there are already a set of expectations of expressivity and interactions and lends itself to the predictive aspect necessary to successfully interact with humans.<text:change-end text:change-id="ct29683264"/><text:change-start text:change-id="ct29696560"/></text:p>
      <text:p text:style-name="Standard"><text:change-end text:change-id="ct29696560"/></text:p>
      <text:p text:style-name="Standard"><text:span text:style-name="T1">Potential Applications</text:span></text:p>
      <text:p text:style-name="Standard"><text:change-start text:change-id="ct29720432"/>The ultimate goal of this research is to emulate <text:change-end text:change-id="ct29720432"/><text:change-start text:change-id="ct29679936"/>human-human<text:change-end text:change-id="ct29679936"/><text:change-start text:change-id="ct29443472"/> interactions<text:change-end text:change-id="ct29443472"/><text:change-start text:change-id="ct29697952"/> and make interfaces<text:change-end text:change-id="ct29697952"/><text:change-start text:change-id="ct29763328"/> more natural to people who are not necessarily comfortable with <text:soft-page-break/>technology. <text:s/>Through analyzing the combinations of gestures and nonverbal behavior, the goal is to<text:change-end text:change-id="ct29763328"/><text:change-start text:change-id="ct29760032"/> draw conclusions about human interaction so as to form better intuition about design and human behavior. <text:s/>This would then allow for a reduced learning curve for learning how to use new technologies <text:change-end text:change-id="ct29760032"/><text:change-start text:change-id="ct29694176"/>and <text:change-end text:change-id="ct29694176"/><text:change-start text:change-id="ct29680912"/>allow for robots to be better integrated into our lives. <text:change-end text:change-id="ct29680912"/><text:change-start text:change-id="ct29681104"/><text:s/>The applications can range from healthcare to military purposes, as <text:change-end text:change-id="ct29681104"/><text:change-start text:change-id="ct29747312"/>the need for emotionally intelligent robotic assistants is becoming more necessary in today<text:change-end text:change-id="ct29747312"/><text:change-start text:change-id="ct29747104"/>’s society.<text:change-end text:change-id="ct29747104"/><text:change-start text:change-id="ct29772720"/> <text:change-end text:change-id="ct29772720"/><text:change-start text:change-id="ct29719312"/><text:s/><text:change-end text:change-id="ct29719312"/><text:change-start text:change-id="ct29722592"/><text:s/><text:change-end text:change-id="ct29722592"/><text:change-start text:change-id="ct29733072"/><text:line-break/><text:change-end text:change-id="ct29733072"/><text:change-start text:change-id="ct29773744"/></text:p>
      <text:p text:style-name="Standard"><text:change-end text:change-id="ct29773744"/><text:change-start text:change-id="ct29697536"/>A step in the right direction would be <text:change-end text:change-id="ct29697536"/><text:change-start text:change-id="ct29680384"/>to have<text:change-end text:change-id="ct29680384"/><text:change-start text:change-id="ct29731792"/> robots that interact similarly to <text:change-end text:change-id="ct29731792"/><office:annotation office:name="__Fieldmark__501_634274"><dc:creator>Andrew Bennett</dc:creator><dc:date>2014-02-22T10:34:00</dc:date><text:sender-initials>AAB</text:sender-initials><text:p>Research came out just this week about dogs reacting to human emotional states through voice. <text:s/>If you can fit it in, it makes you as up-to-date as you could possibly get: <text:s/>http://www.bbc.co.uk/news/science-environment-26276660</text:p><text:p/><text:p>http://www.cell.com/current-biology/retrieve/pii/S0960982214001237</text:p><text:p/></office:annotation><text:change-start text:change-id="ct29731984"/>human-canine <text:change-end text:change-id="ct29731984"/><office:annotation-end office:name="__Fieldmark__501_634274"/><office:annotation><dc:creator>Adela Wee</dc:creator><dc:date>2014-02-22T22:14:00</dc:date><text:sender-initials>AW</text:sender-initials><text:p>Cool, added it in. Leaving your comment so I remember those links.</text:p></office:annotation><text:change-start text:change-id="ct29802064"/>teams to improve the utility of robots in performing useful work. In order for human-robot teaming to become a reality,<text:change-end text:change-id="ct29802064"/><text:change-start text:change-id="ct29680576"/> interaction between<text:change-end text:change-id="ct29680576"/><text:change-start text:change-id="ct29716592"/> robots<text:change-end text:change-id="ct29716592"/><text:change-start text:change-id="ct29733712"/> and users<text:change-end text:change-id="ct29733712"/><text:change-start text:change-id="ct29778432"/> must be intuitive<text:change-end text:change-id="ct29778432"/><text:change text:change-id="ct29800160"/><text:change-start text:change-id="ct29619312"/>. <text:s/><text:change-end text:change-id="ct29619312"/><text:change-start text:change-id="ct29828208"/>Past studies have shown that dogs understand words and intentionality (pointing)<text:change-end text:change-id="ct29828208"/><text:change-start text:change-id="ct29717856"/>, and just recently, r<text:change-end text:change-id="ct29717856"/><text:change-start text:change-id="ct29736288"/>esearchers have determined that dogs use brain mechanisms<text:change-end text:change-id="ct29736288"/><text:change-start text:change-id="ct29814944"/> very similar to humans<text:change-end text:change-id="ct29814944"/><text:change-start text:change-id="ct29472912"/> to process social information<text:change-end text:change-id="ct29472912"/><text:change-start text:change-id="ct29757376"/> and are able to react to human emotional states detected through tone of voice<text:change-end text:change-id="ct29757376"/><text:change-start text:change-id="ct29691920"/>. (<text:change-end text:change-id="ct29691920"/><text:change-start text:change-id="ct29816416"/><text:span text:style-name="T1">Attila Andics, 2014</text:span>)<text:change-end text:change-id="ct29816416"/><text:change-start text:change-id="ct29815296"/> <text:s/>A robot with the <text:change-end text:change-id="ct29815296"/><text:change-start text:change-id="ct29755216"/>emotional <text:change-end text:change-id="ct29755216"/><text:change-start text:change-id="ct29798816"/>intelligence level of a canine companion would allow for the further development of artificial empathy<text:change-end text:change-id="ct29798816"/><text:change-start text:change-id="ct29751216"/> and of natural interactions between humans and robots.<text:change-end text:change-id="ct29751216"/><text:change-start text:change-id="ct29794032"/> <text:change-end text:change-id="ct29794032"/><text:change-start text:change-id="ct29766944"/></text:p>
      <text:p text:style-name="Standard"/>
      <text:p text:style-name="Standard"><text:change-end text:change-id="ct29766944"/><text:change-start text:change-id="ct29751472"/>In order to have robots work directly with humans, we have to build more intelligent systems that not only understand what we’re subconsciously signaling, but also comprehend our vocal commands<text:change-end text:change-id="ct29751472"/><text:change-start text:change-id="ct29619504"/> and <text:change-end text:change-id="ct29619504"/><text:change-start text:change-id="ct29619696"/>body language<text:change-end text:change-id="ct29619696"/><text:change-start text:change-id="ct29775504"/>.<text:span text:style-name="T1"> <text:s/></text:span><text:change-end text:change-id="ct29775504"/><text:change-start text:change-id="ct29775696"/>In order to achieve a working prototype robot that we can further develop into a successful communicator, we need to address the areas of perception, intelligence, and natural interaction.<text:change-end text:change-id="ct29775696"/><text:change-start text:change-id="ct29767696"/> <text:s/>As robots begin to play a larger role in our lives, it will be necessary to better understand the implications and needs of an interactive mobile robot that communicates in a natural manner. <text:s/><text:change-end text:change-id="ct29767696"/><text:change-start text:change-id="ct29754672"/>The field of robotics is a disruptive technology that has come of age—as computers and other hardware get smaller and more easily affordable, the challenges of building a mobile robot focus more upon systems integration and social interactions.<text:change-end text:change-id="ct297546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Ubuntu" svg:font-family="Ubuntu" style:font-family-generic="swiss"/>
    <style:font-face style:name="Courier New" svg:font-family="'Courier New'"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style:contextual-spacing="false" fo:line-height="100%" fo:text-align="start" style:justify-single-word="false" fo:orphans="2" fo:widows="2" style:writing-mode="lr-tb"/>
    </style:style>
    <style:style style:name="Text_20_body_20_indent" style:display-name="Text body indent" style:family="paragraph" style:parent-style-name="Standard" style:default-outline-level="" style:class="text">
      <style:paragraph-properties fo:margin-left="0in" fo:margin-right="0in" fo:margin-top="0in" fo:margin-bottom="0in" style:contextual-spacing="false" fo:line-height="100%" fo:text-align="justify" style:justify-single-word="false" fo:text-indent="0.25in" style:auto-text-indent="false"/>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ela Wee</meta:initial-creator>
    <dc:creator>Andrew Bennett</dc:creator>
    <meta:editing-cycles>3</meta:editing-cycles>
    <meta:print-date>2014-02-21T21:50:00</meta:print-date>
    <meta:creation-date>2014-02-24T00:37:00</meta:creation-date>
    <dc:date>2014-02-24T00:49:00</dc:date>
    <meta:editing-duration>PT4M35S</meta:editing-duration>
    <meta:generator>LibreOffice/4.2.6.3$Linux_X86_64 LibreOffice_project/420m0$Build-3</meta:generator>
    <meta:document-statistic meta:table-count="0" meta:image-count="0" meta:object-count="0" meta:page-count="8" meta:paragraph-count="47" meta:word-count="2655" meta:character-count="17548" meta:non-whitespace-character-count="148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